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104.94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9" style:family="table-cell" style:parent-style-name="Default" style:data-style-name="N10"/>
    <style:style style:name="ce10" style:family="table-cell" style:parent-style-name="Default" style:data-style-name="N0"/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style:font-name="Ubuntu Mono" fo:font-size="12pt" fo:language="none" fo:country="none" fo:font-weight="bold" style:font-name-asian="DejaVu Sans" style:font-size-asian="6.80000019073486pt" style:language-asian="none" style:country-asian="none" style:font-weight-asian="bold" style:font-name-complex="Ubuntu Mono" style:font-size-complex="14pt" style:language-complex="none" style:country-complex="none" style:font-weight-complex="bold"/>
    </style:style>
    <style:style style:name="ce22" style:family="table-cell" style:parent-style-name="Default">
      <style:text-properties style:font-name="Ubuntu Mono" fo:font-size="12pt" fo:language="fr" fo:country="FR" fo:font-weight="bold" style:font-name-asian="DejaVu Sans" style:font-size-asian="6.80000019073486pt" style:language-asian="none" style:country-asian="none" style:font-weight-asian="bold" style:font-name-complex="Ubuntu Mono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Ubuntu Mono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font-size-complex="14pt" fo:language="fr" fo:country="FR" style:font-name-complex="Ubuntu Mono" style:font-weight-asian="bold" style:font-weight-complex="bold"/>
    </style:style>
    <style:style style:name="T2" style:family="text">
      <style:text-properties style:text-underline-style="none" style:text-underline-color="font-color" fo:language="fr" fo:country="FR" style:font-name-complex="Ubuntu Mono" style:font-weight-asian="bold" style:font-weight-complex="bold" style:font-size-complex="9pt"/>
    </style:style>
    <style:style style:name="T3" style:family="text">
      <style:text-properties style:font-name="Ubuntu Mono" fo:font-weight="bold" style:text-underline-style="none" style:text-underline-color="font-color" fo:language="fr" fo:country="FR" style:font-name-complex="Ubuntu Mono" style:font-size-complex="14pt" style:font-weight-asian="bold" style:font-weight-complex="bold" fo:font-size="12pt"/>
    </style:style>
    <style:style style:name="T4" style:family="text">
      <style:text-properties style:font-name="Ubuntu Mono" fo:font-weight="bold" style:text-underline-style="none" style:text-underline-color="font-color" fo:language="fr" fo:country="FR" style:font-name-complex="Ubuntu Mono" style:font-weight-asian="bold" style:font-weight-complex="bold" fo:font-size="12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5.61pt" svg:height="323.04pt" svg:x="749.37pt" svg:y="270.31pt">
            <draw:object draw:notify-on-update-of-ranges="Sheet1.C3:Sheet1.C86 Sheet1.D2:Sheet1.D2 Sheet1.D3:Sheet1.D86 Sheet1.E2:Sheet1.E2 Sheet1.E3:Sheet1.E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3pt" svg:height="255.26pt" svg:x="1047.97pt" svg:y="1042.84pt">
            <draw:object draw:notify-on-update-of-ranges="Sheet1.C95:Sheet1.C179 Sheet1.E95:Sheet1.E95 Sheet1.E95:Sheet1.E179 Sheet1.E2:Sheet1.E2 Sheet1.E3:Sheet1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pt" svg:height="255.23pt" svg:x="846pt" svg:y="1413.21pt">
            <draw:object draw:notify-on-update-of-ranges="Sheet1.C96:Sheet1.C179 Sheet1.E96:Sheet1.E179 Sheet1.I96:Sheet1.I179 Sheet1.G96:Sheet1.G1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rob cumulé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espérance</text:p>
          </table:table-cell>
          <table:table-cell table:number-columns-repeated="3"/>
          <table:table-cell office:value-type="string" calcext:value-type="string">
            <text:p>5 boules parmi 10 sont corr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COMBIN((100-17); ([.C3]-17))/COMBIN(100;[.C3])" office:value-type="float" office:value="1.50372890040097E-019" calcext:value-type="float">
            <text:p>1.50372890040097E-19</text:p>
          </table:table-cell>
          <table:table-cell table:style-name="ce9" table:formula="of:=[.D3]" office:value-type="percentage" office:value="1.50372890040097E-019" calcext:value-type="percentage">
            <text:p>0%</text:p>
          </table:table-cell>
          <table:table-cell table:formula="of:=[.C3]*[.E3]" office:value-type="float" office:value="2.55633913068165E-018" calcext:value-type="float">
            <text:p>2.55633913068165E-1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(FACT([.M3])/FACT([.M3] - 5))/((FACT(10))/(FACT(10 - [.M3])))" office:value-type="float" office:value="0.00396825396825397" calcext:value-type="float">
            <text:p>0.003968253968254</text:p>
          </table:table-cell>
          <table:table-cell table:formula="of:=[.M3]*[.N3]" office:value-type="float" office:value="0.0198412698412698" calcext:value-type="float">
            <text:p>0.01984126984127</text:p>
          </table:table-cell>
          <table:table-cell table:formula="of:=FACT(5)/(FACT(10)/FACT(5))" office:value-type="float" office:value="0.00396825396825397" calcext:value-type="float">
            <text:p>0.003968253968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COMBIN((100-17); ([.C4]-17))/COMBIN(100;[.C4])" office:value-type="float" office:value="2.70671202072175E-018" calcext:value-type="float">
            <text:p>2.70671202072175E-18</text:p>
          </table:table-cell>
          <table:table-cell table:style-name="ce9" table:formula="of:=[.D4]-[.D3]" office:value-type="percentage" office:value="2.55633913068165E-018" calcext:value-type="percentage">
            <text:p>0%</text:p>
          </table:table-cell>
          <table:table-cell table:formula="of:=[.C4]*[.E4]" office:value-type="float" office:value="4.60141043522697E-017" calcext:value-type="float">
            <text:p>4.60141043522697E-1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(FACT([.M4])/FACT([.M4] - 5))/((FACT(10))/(FACT(10 - [.M4])))" office:value-type="float" office:value="0.00476190476190476" calcext:value-type="float">
            <text:p>0.004761904761905</text:p>
          </table:table-cell>
          <table:table-cell table:formula="of:=[.M4]*[.N4]+[.O3]" office:value-type="float" office:value="0.0484126984126984" calcext:value-type="float">
            <text:p>0.0484126984126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COMBIN((100-17); ([.C5]-17))/COMBIN(100;[.C5])" office:value-type="float" office:value="2.57137641968566E-017" calcext:value-type="float">
            <text:p>2.57137641968566E-17</text:p>
          </table:table-cell>
          <table:table-cell table:style-name="ce9" table:formula="of:=[.D5]-[.D4]" office:value-type="percentage" office:value="2.30070521761348E-017" calcext:value-type="percentage">
            <text:p>0%</text:p>
          </table:table-cell>
          <table:table-cell table:formula="of:=[.C5]*[.E5]" office:value-type="float" office:value="4.37133991346562E-016" calcext:value-type="float">
            <text:p>4.37133991346562E-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(FACT([.M5])/FACT([.M5] - 5))/((FACT(10))/(FACT(10 - [.M5])))" office:value-type="float" office:value="0.00416666666666667" calcext:value-type="float">
            <text:p>0.004166666666667</text:p>
          </table:table-cell>
          <table:table-cell table:formula="of:=[.M5]*[.N5]+[.O4]" office:value-type="float" office:value="0.0775793650793651" calcext:value-type="float">
            <text:p>0.0775793650793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COMBIN((100-17); ([.C6]-17))/COMBIN(100;[.C6])" office:value-type="float" office:value="1.71425094645711E-016" calcext:value-type="float">
            <text:p>1.71425094645711E-16</text:p>
          </table:table-cell>
          <table:table-cell table:style-name="ce9" table:formula="of:=[.D6]-[.D5]" office:value-type="percentage" office:value="1.45711330448854E-016" calcext:value-type="percentage">
            <text:p>0%</text:p>
          </table:table-cell>
          <table:table-cell table:formula="of:=[.C6]*[.E6]" office:value-type="float" office:value="2.91422660897708E-015" calcext:value-type="float">
            <text:p>2.91422660897708E-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(FACT([.M6])/FACT([.M6] - 5))/((FACT(10))/(FACT(10 - [.M6])))" office:value-type="float" office:value="0.0037037037037037" calcext:value-type="float">
            <text:p>0.003703703703704</text:p>
          </table:table-cell>
          <table:table-cell table:formula="of:=[.M6]*[.N6]+[.O5]" office:value-type="float" office:value="0.107208994708995" calcext:value-type="float">
            <text:p>0.1072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COMBIN((100-17); ([.C7]-17))/COMBIN(100;[.C7])" office:value-type="float" office:value="8.9998174688998E-016" calcext:value-type="float">
            <text:p>8.9998174688998E-16</text:p>
          </table:table-cell>
          <table:table-cell table:style-name="ce9" table:formula="of:=[.D7]-[.D6]" office:value-type="percentage" office:value="7.2855665224427E-016" calcext:value-type="percentage">
            <text:p>0%</text:p>
          </table:table-cell>
          <table:table-cell table:formula="of:=[.C7]*[.E7]" office:value-type="float" office:value="0.0000000000000152996896971297" calcext:value-type="float">
            <text:p>1.52996896971297E-1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(FACT([.M7])/FACT([.M7] - 5))/((FACT(10))/(FACT(10 - [.M7])))" office:value-type="float" office:value="0.00416666666666667" calcext:value-type="float">
            <text:p>0.004166666666667</text:p>
          </table:table-cell>
          <table:table-cell table:formula="of:=[.M7]*[.N7]+[.O6]" office:value-type="float" office:value="0.144708994708995" calcext:value-type="float">
            <text:p>0.1447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COMBIN((100-17); ([.C8]-17))/COMBIN(100;[.C8])" office:value-type="float" office:value="3.95991968631591E-015" calcext:value-type="float">
            <text:p>3.95991968631591E-15</text:p>
          </table:table-cell>
          <table:table-cell table:style-name="ce9" table:formula="of:=[.D8]-[.D7]" office:value-type="percentage" office:value="3.05993793942593E-015" calcext:value-type="percentage">
            <text:p>0%</text:p>
          </table:table-cell>
          <table:table-cell table:formula="of:=[.C8]*[.E8]" office:value-type="float" office:value="0.0000000000000673186346673705" calcext:value-type="float">
            <text:p>6.73186346673705E-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(FACT([.M8])/FACT([.M8] - 5))/((FACT(10))/(FACT(10 - [.M8])))" office:value-type="float" office:value="0.00833333333333333" calcext:value-type="float">
            <text:p>0.008333333333333</text:p>
          </table:table-cell>
          <table:table-cell table:formula="of:=[.M8]*[.N8]+[.O7]" office:value-type="float" office:value="0.228042328042328" calcext:value-type="float">
            <text:p>0.2280423280423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COMBIN((100-17); ([.C9]-17))/COMBIN(100;[.C9])" office:value-type="float" office:value="0.0000000000000151796921308777" calcext:value-type="float">
            <text:p>1.51796921308777E-14</text:p>
          </table:table-cell>
          <table:table-cell table:style-name="ce9" table:formula="of:=[.D9]-[.D8]" office:value-type="percentage" office:value="0.0000000000000112197724445618" calcext:value-type="percentage">
            <text:p>0%</text:p>
          </table:table-cell>
          <table:table-cell table:formula="of:=[.C9]*[.E9]" office:value-type="float" office:value="0.00000000000025805476622492" calcext:value-type="float">
            <text:p>2.580547662249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COMBIN((100-17); ([.C10]-17))/COMBIN(100;[.C10])" office:value-type="float" office:value="0.0000000000000520446587344377" calcext:value-type="float">
            <text:p>5.20446587344377E-14</text:p>
          </table:table-cell>
          <table:table-cell table:style-name="ce9" table:formula="of:=[.D10]-[.D9]" office:value-type="percentage" office:value="0.0000000000000368649666035601" calcext:value-type="percentage">
            <text:p>0%</text:p>
          </table:table-cell>
          <table:table-cell table:formula="of:=[.C10]*[.E10]" office:value-type="float" office:value="0.000000000000884759198485442" calcext:value-type="float">
            <text:p>8.8475919848544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COMBIN((100-17); ([.C11]-17))/COMBIN(100;[.C11])" office:value-type="float" office:value="0.000000000000162639558545118" calcext:value-type="float">
            <text:p>1.62639558545118E-13</text:p>
          </table:table-cell>
          <table:table-cell table:style-name="ce9" table:formula="of:=[.D11]-[.D10]" office:value-type="percentage" office:value="0.00000000000011059489981068" calcext:value-type="percentage">
            <text:p>0%</text:p>
          </table:table-cell>
          <table:table-cell table:formula="of:=[.C11]*[.E11]" office:value-type="float" office:value="0.000000000002764872495267" calcext:value-type="float">
            <text:p>2.764872495267E-12</text:p>
          </table:table-cell>
          <table:table-cell table:number-columns-repeated="3"/>
          <table:table-cell office:value-type="string" calcext:value-type="string">
            <text:p>2 boule parmi 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ob (=)</text:p>
          </table:table-cell>
          <table:table-cell office:value-type="string" calcext:value-type="string">
            <text:p>Prob cumulée (&lt;=)</text:p>
          </table:table-cell>
          <table:table-cell office:value-type="string" calcext:value-type="string">
            <text:p>espérance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COMBIN((100-17); ([.C12]-17))/COMBIN(100;[.C12])" office:value-type="float" office:value="0.000000000000469847613574785" calcext:value-type="float">
            <text:p>4.69847613574785E-13</text:p>
          </table:table-cell>
          <table:table-cell table:style-name="ce9" table:formula="of:=[.D12]-[.D11]" office:value-type="percentage" office:value="0.000000000000307208055029667" calcext:value-type="percentage">
            <text:p>0%</text:p>
          </table:table-cell>
          <table:table-cell table:formula="of:=[.C12]*[.E12]" office:value-type="float" office:value="0.00000000000798740943077135" calcext:value-type="float">
            <text:p>7.98740943077135E-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FACT([.M12]))/((FACT(5))/(FACT(5-[.M12])))" office:value-type="float" office:value="0.1" calcext:value-type="float">
            <text:p>0.1</text:p>
          </table:table-cell>
          <table:table-cell table:formula="of:=[.M12]*[.N12]" office:value-type="float" office:value="0.2" calcext:value-type="float">
            <text:p>0.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4" table:formula="of:=COMBIN(2;2)*COMBIN((5-2); ([.M12]-2))/COMBIN(5;[.M12])" office:value-type="float" office:value="0.1" calcext:value-type="float">
            <text:p>0.1</text:p>
          </table:table-cell>
          <table:table-cell table:style-name="ce6" table:formula="of:=[.M12]*[.Q12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COMBIN((100-17); ([.C13]-17))/COMBIN(100;[.C13])" office:value-type="float" office:value="0.00000000000126858855665192" calcext:value-type="float">
            <text:p>1.26858855665192E-12</text:p>
          </table:table-cell>
          <table:table-cell table:style-name="ce9" table:formula="of:=[.D13]-[.D12]" office:value-type="percentage" office:value="0.000000000000798740943077135" calcext:value-type="percentage">
            <text:p>0%</text:p>
          </table:table-cell>
          <table:table-cell table:formula="of:=[.C13]*[.E13]" office:value-type="float" office:value="0.0000000000215660054630826" calcext:value-type="float">
            <text:p>2.15660054630826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FACT([.M13]))/((FACT(5))/(FACT(5-[.M13])))" office:value-type="float" office:value="0.1" calcext:value-type="float">
            <text:p>0.1</text:p>
          </table:table-cell>
          <table:table-cell table:formula="of:=[.M13]*[.N13]+[.O12]" office:value-type="float" office:value="0.5" calcext:value-type="float">
            <text:p>0.5</text:p>
          </table:table-cell>
          <table:table-cell/>
          <table:table-cell table:style-name="ce2" table:formula="of:=[.R13]-[.R12]" office:value-type="float" office:value="0.2" calcext:value-type="float">
            <text:p>0.2</text:p>
          </table:table-cell>
          <table:table-cell table:formula="of:=COMBIN(2;2)*COMBIN((5-2); ([.M13]-2))/COMBIN(5;[.M13])" office:value-type="float" office:value="0.3" calcext:value-type="float">
            <text:p>0.3</text:p>
          </table:table-cell>
          <table:table-cell table:style-name="ce7" table:formula="of:=[.M13]*[.Q13]"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COMBIN((100-17); ([.C14]-17))/COMBIN(100;[.C14])" office:value-type="float" office:value="0.00000000000322913450784125" calcext:value-type="float">
            <text:p>3.22913450784125E-12</text:p>
          </table:table-cell>
          <table:table-cell table:style-name="ce9" table:formula="of:=[.D14]-[.D13]" office:value-type="percentage" office:value="0.00000000000196054595118933" calcext:value-type="percentage">
            <text:p>0%</text:p>
          </table:table-cell>
          <table:table-cell table:formula="of:=[.C14]*[.E14]" office:value-type="float" office:value="0.0000000000548952866333012" calcext:value-type="float">
            <text:p>5.48952866333012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FACT([.M14]))/((FACT(5))/(FACT(5-[.M14])))" office:value-type="float" office:value="0.2" calcext:value-type="float">
            <text:p>0.2</text:p>
          </table:table-cell>
          <table:table-cell table:formula="of:=[.M14]*[.N14]+[.O13]" office:value-type="float" office:value="1.3" calcext:value-type="float">
            <text:p>1.3</text:p>
          </table:table-cell>
          <table:table-cell/>
          <table:table-cell table:style-name="ce2" table:formula="of:=[.R14]-[.R13]" office:value-type="float" office:value="0.3" calcext:value-type="float">
            <text:p>0.3</text:p>
          </table:table-cell>
          <table:table-cell table:formula="of:=COMBIN(2;2)*COMBIN((5-2); ([.M14]-2))/COMBIN(5;[.M14])" office:value-type="float" office:value="0.6" calcext:value-type="float">
            <text:p>0.6</text:p>
          </table:table-cell>
          <table:table-cell table:style-name="ce7" table:formula="of:=[.M14]*[.Q14]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COMBIN((100-17); ([.C15]-17))/COMBIN(100;[.C15])" office:value-type="float" office:value="0.00000000000780374172728302" calcext:value-type="float">
            <text:p>7.80374172728302E-12</text:p>
          </table:table-cell>
          <table:table-cell table:style-name="ce9" table:formula="of:=[.D15]-[.D14]" office:value-type="percentage" office:value="0.00000000000457460721944177" calcext:value-type="percentage">
            <text:p>0%</text:p>
          </table:table-cell>
          <table:table-cell table:formula="of:=[.C15]*[.E15]" office:value-type="float" office:value="0.000000000132663609363811" calcext:value-type="float">
            <text:p>1.32663609363811E-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FACT([.M15]))/((FACT(5))/(FACT(5-[.M15])))" office:value-type="float" office:value="1" calcext:value-type="float">
            <text:p>1</text:p>
          </table:table-cell>
          <table:table-cell table:formula="of:=[.M15]*[.N15]+[.O14]" office:value-type="float" office:value="6.3" calcext:value-type="float">
            <text:p>6.3</text:p>
          </table:table-cell>
          <table:table-cell/>
          <table:table-cell table:style-name="ce2" table:formula="of:=[.R15]-[.R14]" office:value-type="float" office:value="0.4" calcext:value-type="float">
            <text:p>0.4</text:p>
          </table:table-cell>
          <table:table-cell table:formula="of:=COMBIN(2;2)*COMBIN((5-2); ([.M15]-2))/COMBIN(5;[.M15])" office:value-type="float" office:value="1" calcext:value-type="float">
            <text:p>1</text:p>
          </table:table-cell>
          <table:table-cell table:style-name="ce7" table:formula="of:=[.M15]*[.Q1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COMBIN((100-17); ([.C16]-17))/COMBIN(100;[.C16])" office:value-type="float" office:value="0.0000000000180086347552685" calcext:value-type="float">
            <text:p>1.80086347552685E-11</text:p>
          </table:table-cell>
          <table:table-cell table:style-name="ce9" table:formula="of:=[.D16]-[.D15]" office:value-type="percentage" office:value="0.0000000000102048930279855" calcext:value-type="percentage">
            <text:p>0%</text:p>
          </table:table-cell>
          <table:table-cell table:formula="of:=[.C16]*[.E16]" office:value-type="float" office:value="0.000000000306146790839565" calcext:value-type="float">
            <text:p>3.06146790839565E-10</text:p>
          </table:table-cell>
          <table:table-cell table:number-columns-repeated="8"/>
          <table:table-cell office:value-type="string" calcext:value-type="string">
            <text:p>vraie espérance :</text:p>
          </table:table-cell>
          <table:table-cell/>
          <table:table-cell table:style-name="ce3"/>
          <table:table-cell table:style-name="ce5"/>
          <table:table-cell table:style-name="ce8" table:formula="of:=SUM([.S12:.S1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COMBIN((100-17); ([.C17]-17))/COMBIN(100;[.C17])" office:value-type="float" office:value="0.0000000000398762626723803" calcext:value-type="float">
            <text:p>3.98762626723803E-11</text:p>
          </table:table-cell>
          <table:table-cell table:style-name="ce9" table:formula="of:=[.D17]-[.D16]" office:value-type="percentage" office:value="0.0000000000218676279171118" calcext:value-type="percentage">
            <text:p>0%</text:p>
          </table:table-cell>
          <table:table-cell table:formula="of:=[.C17]*[.E17]" office:value-type="float" office:value="0.000000000677896465430464" calcext:value-type="float">
            <text:p>6.77896465430464E-10</text:p>
          </table:table-cell>
          <table:table-cell table:number-columns-repeated="8"/>
          <table:table-cell table:formula="of:=3.9843" office:value-type="float" office:value="3.9843" calcext:value-type="float">
            <text:p>3.9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COMBIN((100-17); ([.C18]-17))/COMBIN(100;[.C18])" office:value-type="float" office:value="0.0000000000850693603677446" calcext:value-type="float">
            <text:p>8.50693603677446E-11</text:p>
          </table:table-cell>
          <table:table-cell table:style-name="ce9" table:formula="of:=[.D18]-[.D17]" office:value-type="percentage" office:value="0.0000000000451930976953643" calcext:value-type="percentage">
            <text:p>0%</text:p>
          </table:table-cell>
          <table:table-cell table:formula="of:=[.C18]*[.E18]" office:value-type="float" office:value="0.00000000144617912625166" calcext:value-type="float">
            <text:p>1.44617912625166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COMBIN((100-17); ([.C19]-17))/COMBIN(100;[.C19])" office:value-type="float" office:value="0.000000000175455555758473" calcext:value-type="float">
            <text:p>1.75455555758473E-10</text:p>
          </table:table-cell>
          <table:table-cell table:style-name="ce9" table:formula="of:=[.D19]-[.D18]" office:value-type="percentage" office:value="0.0000000000903861953907286" calcext:value-type="percentage">
            <text:p>0%</text:p>
          </table:table-cell>
          <table:table-cell table:formula="of:=[.C19]*[.E19]" office:value-type="float" office:value="0.00000000298274444789404" calcext:value-type="float">
            <text:p>2.98274444789404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COMBIN((100-17); ([.C20]-17))/COMBIN(100;[.C20])" office:value-type="float" office:value="0.000000000350911111516946" calcext:value-type="float">
            <text:p>3.50911111516946E-10</text:p>
          </table:table-cell>
          <table:table-cell table:style-name="ce9" table:formula="of:=[.D20]-[.D19]" office:value-type="percentage" office:value="0.000000000175455555758473" calcext:value-type="percentage">
            <text:p>0%</text:p>
          </table:table-cell>
          <table:table-cell table:formula="of:=[.C20]*[.E20]" office:value-type="float" office:value="0.00000000596548889578808" calcext:value-type="float">
            <text:p>5.96548889578808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COMBIN((100-17); ([.C21]-17))/COMBIN(100;[.C21])" office:value-type="float" office:value="0.000000000682327161282951" calcext:value-type="float">
            <text:p>6.82327161282951E-10</text:p>
          </table:table-cell>
          <table:table-cell table:style-name="ce9" table:formula="of:=[.D21]-[.D20]" office:value-type="percentage" office:value="0.000000000331416049766005" calcext:value-type="percentage">
            <text:p>0%</text:p>
          </table:table-cell>
          <table:table-cell table:formula="of:=[.C21]*[.E21]" office:value-type="float" office:value="0.0000000115995617418102" calcext:value-type="float">
            <text:p>1.15995617418102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COMBIN((100-17); ([.C22]-17))/COMBIN(100;[.C22])" office:value-type="float" office:value="0.00000000129283041085191" calcext:value-type="float">
            <text:p>1.29283041085191E-09</text:p>
          </table:table-cell>
          <table:table-cell table:style-name="ce9" table:formula="of:=[.D22]-[.D21]" office:value-type="percentage" office:value="0.000000000610503249568957" calcext:value-type="percentage">
            <text:p>0%</text:p>
          </table:table-cell>
          <table:table-cell table:formula="of:=[.C22]*[.E22]" office:value-type="float" office:value="0.0000000219781169844824" calcext:value-type="float">
            <text:p>2.19781169844824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COMBIN((100-17); ([.C23]-17))/COMBIN(100;[.C23])" office:value-type="float" office:value="0.00000000239173626007603" calcext:value-type="float">
            <text:p>2.39173626007603E-09</text:p>
          </table:table-cell>
          <table:table-cell table:style-name="ce9" table:formula="of:=[.D23]-[.D22]" office:value-type="percentage" office:value="0.00000000109890584922412" calcext:value-type="percentage">
            <text:p>0%</text:p>
          </table:table-cell>
          <table:table-cell table:formula="of:=[.C23]*[.E23]" office:value-type="float" office:value="0.0000000406595164212925" calcext:value-type="float">
            <text:p>4.06595164212925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COMBIN((100-17); ([.C24]-17))/COMBIN(100;[.C24])" office:value-type="float" office:value="0.000000004327903708709" calcext:value-type="float">
            <text:p>4.327903708709E-09</text:p>
          </table:table-cell>
          <table:table-cell table:style-name="ce9" table:formula="of:=[.D24]-[.D23]" office:value-type="percentage" office:value="0.00000000193616744863298" calcext:value-type="percentage">
            <text:p>0%</text:p>
          </table:table-cell>
          <table:table-cell table:formula="of:=[.C24]*[.E24]" office:value-type="float" office:value="0.0000000735743630480531" calcext:value-type="float">
            <text:p>7.35743630480531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COMBIN((100-17); ([.C25]-17))/COMBIN(100;[.C25])" office:value-type="float" office:value="0.00000000767219293816597" calcext:value-type="float">
            <text:p>7.67219293816597E-09</text:p>
          </table:table-cell>
          <table:table-cell table:style-name="ce9" table:formula="of:=[.D25]-[.D24]" office:value-type="percentage" office:value="0.00000000334428922945696" calcext:value-type="percentage">
            <text:p>0%</text:p>
          </table:table-cell>
          <table:table-cell table:formula="of:=[.C25]*[.E25]" office:value-type="float" office:value="0.000000130427279948821" calcext:value-type="float">
            <text:p>1.30427279948821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COMBIN((100-17); ([.C26]-17))/COMBIN(100;[.C26])" office:value-type="float" office:value="0.0000000133429442402886" calcext:value-type="float">
            <text:p>1.33429442402886E-08</text:p>
          </table:table-cell>
          <table:table-cell table:style-name="ce9" table:formula="of:=[.D26]-[.D25]" office:value-type="percentage" office:value="0.00000000567075130212266" calcext:value-type="percentage">
            <text:p>0%</text:p>
          </table:table-cell>
          <table:table-cell table:formula="of:=[.C26]*[.E26]" office:value-type="float" office:value="0.000000226830052084906" calcext:value-type="float">
            <text:p>2.26830052084906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COMBIN((100-17); ([.C27]-17))/COMBIN(100;[.C27])" office:value-type="float" office:value="0.0000000227941964104931" calcext:value-type="float">
            <text:p>2.27941964104931E-08</text:p>
          </table:table-cell>
          <table:table-cell table:style-name="ce9" table:formula="of:=[.D27]-[.D26]" office:value-type="percentage" office:value="0.00000000945125217020444" calcext:value-type="percentage">
            <text:p>0%</text:p>
          </table:table-cell>
          <table:table-cell table:formula="of:=[.C27]*[.E27]" office:value-type="float" office:value="0.000000387501338978382" calcext:value-type="float">
            <text:p>3.87501338978382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COMBIN((100-17); ([.C28]-17))/COMBIN(100;[.C28])" office:value-type="float" office:value="0.0000000382942499696284" calcext:value-type="float">
            <text:p>3.82942499696284E-08</text:p>
          </table:table-cell>
          <table:table-cell table:style-name="ce9" table:formula="of:=[.D28]-[.D27]" office:value-type="percentage" office:value="0.0000000155000535591353" calcext:value-type="percentage">
            <text:p>0%</text:p>
          </table:table-cell>
          <table:table-cell table:formula="of:=[.C28]*[.E28]" office:value-type="float" office:value="0.000000651002249483683" calcext:value-type="float">
            <text:p>6.51002249483683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COMBIN((100-17); ([.C29]-17))/COMBIN(100;[.C29])" office:value-type="float" office:value="0.0000000633327980266931" calcext:value-type="float">
            <text:p>6.33327980266931E-08</text:p>
          </table:table-cell>
          <table:table-cell table:style-name="ce9" table:formula="of:=[.D29]-[.D28]" office:value-type="percentage" office:value="0.0000000250385480570647" calcext:value-type="percentage">
            <text:p>0%</text:p>
          </table:table-cell>
          <table:table-cell table:formula="of:=[.C29]*[.E29]" office:value-type="float" office:value="0.00000107665756645378" calcext:value-type="float">
            <text:p>1.07665756645378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COMBIN((100-17); ([.C30]-17))/COMBIN(100;[.C30])" office:value-type="float" office:value="0.000000103209004191648" calcext:value-type="float">
            <text:p>1.03209004191648E-07</text:p>
          </table:table-cell>
          <table:table-cell table:style-name="ce9" table:formula="of:=[.D30]-[.D29]" office:value-type="percentage" office:value="0.0000000398762061649548" calcext:value-type="percentage">
            <text:p>0%</text:p>
          </table:table-cell>
          <table:table-cell table:formula="of:=[.C30]*[.E30]" office:value-type="float" office:value="0.00000175455307125801" calcext:value-type="float">
            <text:p>1.75455307125801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COMBIN((100-17); ([.C31]-17))/COMBIN(100;[.C31])" office:value-type="float" office:value="0.000000165871613879434" calcext:value-type="float">
            <text:p>1.65871613879434E-07</text:p>
          </table:table-cell>
          <table:table-cell table:style-name="ce9" table:formula="of:=[.D31]-[.D30]" office:value-type="percentage" office:value="0.0000000626626096877864" calcext:value-type="percentage">
            <text:p>0%</text:p>
          </table:table-cell>
          <table:table-cell table:formula="of:=[.C31]*[.E31]" office:value-type="float" office:value="0.00000281981743595039" calcext:value-type="float">
            <text:p>2.8198174359503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COMBIN((100-17); ([.C32]-17))/COMBIN(100;[.C32])" office:value-type="float" office:value="0.000000263106697877723" calcext:value-type="float">
            <text:p>2.63106697877723E-07</text:p>
          </table:table-cell>
          <table:table-cell table:style-name="ce9" table:formula="of:=[.D32]-[.D31]" office:value-type="percentage" office:value="0.0000000972350839982889" calcext:value-type="percentage">
            <text:p>0%</text:p>
          </table:table-cell>
          <table:table-cell table:formula="of:=[.C32]*[.E32]" office:value-type="float" office:value="0.00000447281386392129" calcext:value-type="float">
            <text:p>4.4728138639212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COMBIN((100-17); ([.C33]-17))/COMBIN(100;[.C33])" office:value-type="float" office:value="0.000000412200493341766" calcext:value-type="float">
            <text:p>4.12200493341766E-07</text:p>
          </table:table-cell>
          <table:table-cell table:style-name="ce9" table:formula="of:=[.D33]-[.D32]" office:value-type="percentage" office:value="0.000000149093795464043" calcext:value-type="percentage">
            <text:p>0%</text:p>
          </table:table-cell>
          <table:table-cell table:formula="of:=[.C33]*[.E33]" office:value-type="float" office:value="0.00000700740838681002" calcext:value-type="float">
            <text:p>7.00740838681002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COMBIN((100-17); ([.C34]-17))/COMBIN(100;[.C34])" office:value-type="float" office:value="0.000000638245925174348" calcext:value-type="float">
            <text:p>6.38245925174348E-07</text:p>
          </table:table-cell>
          <table:table-cell table:style-name="ce9" table:formula="of:=[.D34]-[.D33]" office:value-type="percentage" office:value="0.000000226045431832582" calcext:value-type="percentage">
            <text:p>0%</text:p>
          </table:table-cell>
          <table:table-cell table:formula="of:=[.C34]*[.E34]" office:value-type="float" office:value="0.0000108501807279639" calcext:value-type="float">
            <text:p>1.08501807279639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COMBIN((100-17); ([.C35]-17))/COMBIN(100;[.C35])" office:value-type="float" office:value="0.00000097731407292322" calcext:value-type="float">
            <text:p>9.7731407292322E-07</text:p>
          </table:table-cell>
          <table:table-cell table:style-name="ce9" table:formula="of:=[.D35]-[.D34]" office:value-type="percentage" office:value="0.000000339068147748872" calcext:value-type="percentage">
            <text:p>0%</text:p>
          </table:table-cell>
          <table:table-cell table:formula="of:=[.C35]*[.E35]" office:value-type="float" office:value="0.0000166143392396947" calcext:value-type="float">
            <text:p>1.66143392396947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COMBIN((100-17); ([.C36]-17))/COMBIN(100;[.C36])" office:value-type="float" office:value="0.00000148077889836852" calcext:value-type="float">
            <text:p>1.48077889836852E-06</text:p>
          </table:table-cell>
          <table:table-cell table:style-name="ce9" table:formula="of:=[.D36]-[.D35]" office:value-type="percentage" office:value="0.000000503464825445296" calcext:value-type="percentage">
            <text:p>0%</text:p>
          </table:table-cell>
          <table:table-cell table:formula="of:=[.C36]*[.E36]" office:value-type="float" office:value="0.0000251732412722648" calcext:value-type="float">
            <text:p>2.51732412722648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COMBIN((100-17); ([.C37]-17))/COMBIN(100;[.C37])" office:value-type="float" office:value="0.00000222116834755278" calcext:value-type="float">
            <text:p>2.22116834755278E-06</text:p>
          </table:table-cell>
          <table:table-cell table:style-name="ce9" table:formula="of:=[.D37]-[.D36]" office:value-type="percentage" office:value="0.000000740389449184259" calcext:value-type="percentage">
            <text:p>0%</text:p>
          </table:table-cell>
          <table:table-cell table:formula="of:=[.C37]*[.E37]" office:value-type="float" office:value="0.0000377598619083972" calcext:value-type="float">
            <text:p>3.7759861908397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COMBIN((100-17); ([.C38]-17))/COMBIN(100;[.C38])" office:value-type="float" office:value="0.00000330002154493555" calcext:value-type="float">
            <text:p>3.30002154493555E-06</text:p>
          </table:table-cell>
          <table:table-cell table:style-name="ce9" table:formula="of:=[.D38]-[.D37]" office:value-type="percentage" office:value="0.00000107885319738277" calcext:value-type="percentage">
            <text:p>0%</text:p>
          </table:table-cell>
          <table:table-cell table:formula="of:=[.C38]*[.E38]" office:value-type="float" office:value="0.0000561003662639042" calcext:value-type="float">
            <text:p>5.6100366263904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COMBIN((100-17); ([.C39]-17))/COMBIN(100;[.C39])" office:value-type="float" office:value="0.00000485836505226623" calcext:value-type="float">
            <text:p>4.85836505226623E-06</text:p>
          </table:table-cell>
          <table:table-cell table:style-name="ce9" table:formula="of:=[.D39]-[.D38]" office:value-type="percentage" office:value="0.00000155834350733068" calcext:value-type="percentage">
            <text:p>0%</text:p>
          </table:table-cell>
          <table:table-cell table:formula="of:=[.C39]*[.E39]" office:value-type="float" office:value="0.000082592205888526" calcext:value-type="float">
            <text:p>8.2592205888526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COMBIN((100-17); ([.C40]-17))/COMBIN(100;[.C40])" office:value-type="float" office:value="0.00000709058683303719" calcext:value-type="float">
            <text:p>7.09058683303719E-06</text:p>
          </table:table-cell>
          <table:table-cell table:style-name="ce9" table:formula="of:=[.D40]-[.D39]" office:value-type="percentage" office:value="0.00000223222178077096" calcext:value-type="percentage">
            <text:p>0%</text:p>
          </table:table-cell>
          <table:table-cell table:formula="of:=[.C40]*[.E40]" office:value-type="float" office:value="0.000120539976161632" calcext:value-type="float">
            <text:p>0.000120539976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COMBIN((100-17); ([.C41]-17))/COMBIN(100;[.C41])" office:value-type="float" office:value="0.0000102626914688696" calcext:value-type="float">
            <text:p>1.02626914688696E-05</text:p>
          </table:table-cell>
          <table:table-cell table:style-name="ce9" table:formula="of:=[.D41]-[.D40]" office:value-type="percentage" office:value="0.00000317210463583244" calcext:value-type="percentage">
            <text:p>0%</text:p>
          </table:table-cell>
          <table:table-cell table:formula="of:=[.C41]*[.E41]" office:value-type="float" office:value="0.000174465754970784" calcext:value-type="float">
            <text:p>0.0001744657549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COMBIN((100-17); ([.C42]-17))/COMBIN(100;[.C42])" office:value-type="float" office:value="0.0000147361723655564" calcext:value-type="float">
            <text:p>1.47361723655564E-05</text:p>
          </table:table-cell>
          <table:table-cell table:style-name="ce9" table:formula="of:=[.D42]-[.D41]" office:value-type="percentage" office:value="0.00000447348089668675" calcext:value-type="percentage">
            <text:p>0%</text:p>
          </table:table-cell>
          <table:table-cell table:formula="of:=[.C42]*[.E42]" office:value-type="float" office:value="0.000250514930214458" calcext:value-type="float">
            <text:p>0.0002505149302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 bon…</text:p>
          </table:table-cell>
          <table:table-cell office:value-type="float" office:value="57" calcext:value-type="float">
            <text:p>57</text:p>
          </table:table-cell>
          <table:table-cell table:formula="of:=COMBIN((100-17); ([.C43]-17))/COMBIN(100;[.C43])" office:value-type="float" office:value="0.0000209990456209178" calcext:value-type="float">
            <text:p>2.09990456209178E-05</text:p>
          </table:table-cell>
          <table:table-cell table:style-name="ce9" table:formula="of:=[.D43]-[.D42]" office:value-type="percentage" office:value="0.00000626287325536148" calcext:value-type="percentage">
            <text:p>0%</text:p>
          </table:table-cell>
          <table:table-cell table:formula="of:=[.C43]*[.E43]" office:value-type="float" office:value="0.000356983775555604" calcext:value-type="float">
            <text:p>0.0003569837755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COMBIN((100-17); ([.C44]-17))/COMBIN(100;[.C44])" office:value-type="float" office:value="0.0000297059669759326" calcext:value-type="float">
            <text:p>2.97059669759326E-05</text:p>
          </table:table-cell>
          <table:table-cell table:style-name="ce9" table:formula="of:=[.D44]-[.D43]" office:value-type="percentage" office:value="0.00000870692135501472" calcext:value-type="percentage">
            <text:p>0%</text:p>
          </table:table-cell>
          <table:table-cell table:formula="of:=[.C44]*[.E44]" office:value-type="float" office:value="0.000505001438590854" calcext:value-type="float">
            <text:p>0.0005050014385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COMBIN((100-17); ([.C45]-17))/COMBIN(100;[.C45])" office:value-type="float" office:value="0.0000417298107519052" calcext:value-type="float">
            <text:p>4.17298107519052E-05</text:p>
          </table:table-cell>
          <table:table-cell table:style-name="ce9" table:formula="of:=[.D45]-[.D44]" office:value-type="percentage" office:value="0.0000120238437759727" calcext:value-type="percentage">
            <text:p>0%</text:p>
          </table:table-cell>
          <table:table-cell table:formula="of:=[.C45]*[.E45]" office:value-type="float" office:value="0.000709406782782388" calcext:value-type="float">
            <text:p>0.0007094067827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COMBIN((100-17); ([.C46]-17))/COMBIN(100;[.C46])" office:value-type="float" office:value="0.0000582276429096353" calcext:value-type="float">
            <text:p>5.82276429096353E-05</text:p>
          </table:table-cell>
          <table:table-cell table:style-name="ce9" table:formula="of:=[.D46]-[.D45]" office:value-type="percentage" office:value="0.00001649783215773" calcext:value-type="percentage">
            <text:p>0%</text:p>
          </table:table-cell>
          <table:table-cell table:formula="of:=[.C46]*[.E46]" office:value-type="float" office:value="0.000989869929463802" calcext:value-type="float">
            <text:p>0.0009898699294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COMBIN((100-17); ([.C47]-17))/COMBIN(100;[.C47])" office:value-type="float" office:value="0.0000807246867610853" calcext:value-type="float">
            <text:p>8.07246867610853E-05</text:p>
          </table:table-cell>
          <table:table-cell table:style-name="ce9" table:formula="of:=[.D47]-[.D46]" office:value-type="percentage" office:value="0.00002249704385145" calcext:value-type="percentage">
            <text:p>0%</text:p>
          </table:table-cell>
          <table:table-cell table:formula="of:=[.C47]*[.E47]" office:value-type="float" office:value="0.00137231967493845" calcext:value-type="float">
            <text:p>0.0013723196749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COMBIN((100-17); ([.C48]-17))/COMBIN(100;[.C48])" office:value-type="float" office:value="0.000111220679537495" calcext:value-type="float">
            <text:p>0.000111220679537</text:p>
          </table:table-cell>
          <table:table-cell table:style-name="ce9" table:formula="of:=[.D48]-[.D47]" office:value-type="percentage" office:value="0.0000304959927764099" calcext:value-type="percentage">
            <text:p>0%</text:p>
          </table:table-cell>
          <table:table-cell table:formula="of:=[.C48]*[.E48]" office:value-type="float" office:value="0.00189075155213741" calcext:value-type="float">
            <text:p>0.001890751552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COMBIN((100-17); ([.C49]-17))/COMBIN(100;[.C49])" office:value-type="float" office:value="0.000152323974149178" calcext:value-type="float">
            <text:p>0.000152323974149</text:p>
          </table:table-cell>
          <table:table-cell table:style-name="ce9" table:formula="of:=[.D49]-[.D48]" office:value-type="percentage" office:value="0.000041103294611683" calcext:value-type="percentage">
            <text:p>0%</text:p>
          </table:table-cell>
          <table:table-cell table:formula="of:=[.C49]*[.E49]" office:value-type="float" office:value="0.00258950756053603" calcext:value-type="float">
            <text:p>0.0025895075605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COMBIN((100-17); ([.C50]-17))/COMBIN(100;[.C50])" office:value-type="float" office:value="0.000207419879692498" calcext:value-type="float">
            <text:p>0.000207419879692</text:p>
          </table:table-cell>
          <table:table-cell table:style-name="ce9" table:formula="of:=[.D50]-[.D49]" office:value-type="percentage" office:value="0.0000550959055433199" calcext:value-type="percentage">
            <text:p>0%</text:p>
          </table:table-cell>
          <table:table-cell table:formula="of:=[.C50]*[.E50]" office:value-type="float" office:value="0.00352613795477247" calcext:value-type="float">
            <text:p>0.0035261379547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COMBIN((100-17); ([.C51]-17))/COMBIN(100;[.C51])" office:value-type="float" office:value="0.000280881087083591" calcext:value-type="float">
            <text:p>0.000280881087084</text:p>
          </table:table-cell>
          <table:table-cell table:style-name="ce9" table:formula="of:=[.D51]-[.D50]" office:value-type="percentage" office:value="0.000073461207391093" calcext:value-type="percentage">
            <text:p>0%</text:p>
          </table:table-cell>
          <table:table-cell table:formula="of:=[.C51]*[.E51]" office:value-type="float" office:value="0.00477497848042105" calcext:value-type="float">
            <text:p>0.004774978480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COMBIN((100-17); ([.C52]-17))/COMBIN(100;[.C52])" office:value-type="float" office:value="0.000378329627500347" calcext:value-type="float">
            <text:p>0.0003783296275</text:p>
          </table:table-cell>
          <table:table-cell table:style-name="ce9" table:formula="of:=[.D52]-[.D51]" office:value-type="percentage" office:value="0.0000974485404167559" calcext:value-type="percentage">
            <text:p>0%</text:p>
          </table:table-cell>
          <table:table-cell table:formula="of:=[.C52]*[.E52]" office:value-type="float" office:value="0.00643160366750589" calcext:value-type="float">
            <text:p>0.0064316036675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COMBIN((100-17); ([.C53]-17))/COMBIN(100;[.C53])" office:value-type="float" office:value="0.000506961700850465" calcext:value-type="float">
            <text:p>0.00050696170085</text:p>
          </table:table-cell>
          <table:table-cell table:style-name="ce9" table:formula="of:=[.D53]-[.D52]" office:value-type="percentage" office:value="0.000128632073350118" calcext:value-type="percentage">
            <text:p>0%</text:p>
          </table:table-cell>
          <table:table-cell table:formula="of:=[.C53]*[.E53]" office:value-type="float" office:value="0.00861834891445792" calcext:value-type="float">
            <text:p>0.008618348914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COMBIN((100-17); ([.C54]-17))/COMBIN(100;[.C54])" office:value-type="float" office:value="0.000675948934467287" calcext:value-type="float">
            <text:p>0.000675948934467</text:p>
          </table:table-cell>
          <table:table-cell table:style-name="ce9" table:formula="of:=[.D54]-[.D53]" office:value-type="percentage" office:value="0.000168987233616822" calcext:value-type="percentage">
            <text:p>0%</text:p>
          </table:table-cell>
          <table:table-cell table:formula="of:=[.C54]*[.E54]" office:value-type="float" office:value="0.0114911318859439" calcext:value-type="float">
            <text:p>0.0114911318859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COMBIN((100-17); ([.C55]-17))/COMBIN(100;[.C55])" office:value-type="float" office:value="0.000896932239966208" calcext:value-type="float">
            <text:p>0.000896932239966</text:p>
          </table:table-cell>
          <table:table-cell table:style-name="ce9" table:formula="of:=[.D55]-[.D54]" office:value-type="percentage" office:value="0.000220983305498921" calcext:value-type="percentage">
            <text:p>0%</text:p>
          </table:table-cell>
          <table:table-cell table:formula="of:=[.C55]*[.E55]" office:value-type="float" office:value="0.0152478480794256" calcext:value-type="float">
            <text:p>0.0152478480794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BIN((100-17); ([.C56]-17))/COMBIN(100;[.C56])" office:value-type="float" office:value="0.00118462748674782" calcext:value-type="float">
            <text:p>0.001184627486748</text:p>
          </table:table-cell>
          <table:table-cell table:style-name="ce9" table:formula="of:=[.D56]-[.D55]" office:value-type="percentage" office:value="0.000287695246781613" calcext:value-type="percentage">
            <text:p>0%</text:p>
          </table:table-cell>
          <table:table-cell table:formula="of:=[.C56]*[.E56]" office:value-type="float" office:value="0.0201386672747129" calcext:value-type="float">
            <text:p>0.0201386672747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COMBIN((100-17); ([.C57]-17))/COMBIN(100;[.C57])" office:value-type="float" office:value="0.00155756576961288" calcext:value-type="float">
            <text:p>0.001557565769613</text:p>
          </table:table-cell>
          <table:table-cell table:style-name="ce9" table:formula="of:=[.D57]-[.D56]" office:value-type="percentage" office:value="0.000372938282865056" calcext:value-type="percentage">
            <text:p>0%</text:p>
          </table:table-cell>
          <table:table-cell table:formula="of:=[.C57]*[.E57]" office:value-type="float" office:value="0.026478618083419" calcext:value-type="float">
            <text:p>0.0264786180834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BIN((100-17); ([.C58]-17))/COMBIN(100;[.C58])" office:value-type="float" office:value="0.0020389951893114" calcext:value-type="float">
            <text:p>0.002038995189311</text:p>
          </table:table-cell>
          <table:table-cell table:style-name="ce9" table:formula="of:=[.D58]-[.D57]" office:value-type="percentage" office:value="0.000481429419698526" calcext:value-type="percentage">
            <text:p>0%</text:p>
          </table:table-cell>
          <table:table-cell table:formula="of:=[.C58]*[.E58]" office:value-type="float" office:value="0.0346629182182939" calcext:value-type="float">
            <text:p>0.0346629182182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COMBIN((100-17); ([.C59]-17))/COMBIN(100;[.C59])" office:value-type="float" office:value="0.00265797587178094" calcext:value-type="float">
            <text:p>0.002657975871781</text:p>
          </table:table-cell>
          <table:table-cell table:style-name="ce9" table:formula="of:=[.D59]-[.D58]" office:value-type="percentage" office:value="0.000618980682469532" calcext:value-type="percentage">
            <text:p>0%</text:p>
          </table:table-cell>
          <table:table-cell table:formula="of:=[.C59]*[.E59]" office:value-type="float" office:value="0.0451855898202758" calcext:value-type="float">
            <text:p>0.045185589820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BIN((100-17); ([.C60]-17))/COMBIN(100;[.C60])" office:value-type="float" office:value="0.00345070551775069" calcext:value-type="float">
            <text:p>0.003450705517751</text:p>
          </table:table-cell>
          <table:table-cell table:style-name="ce9" table:formula="of:=[.D60]-[.D59]" office:value-type="percentage" office:value="0.000792729645969751" calcext:value-type="percentage">
            <text:p>0%</text:p>
          </table:table-cell>
          <table:table-cell table:formula="of:=[.C60]*[.E60]" office:value-type="float" office:value="0.0586619938017616" calcext:value-type="float">
            <text:p>0.058661993801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COMBIN((100-17); ([.C61]-17))/COMBIN(100;[.C61])" office:value-type="float" office:value="0.00446211920398795" calcext:value-type="float">
            <text:p>0.004462119203988</text:p>
          </table:table-cell>
          <table:table-cell table:style-name="ce9" table:formula="of:=[.D61]-[.D60]" office:value-type="percentage" office:value="0.00101141368623727" calcext:value-type="percentage">
            <text:p>0%</text:p>
          </table:table-cell>
          <table:table-cell table:formula="of:=[.C61]*[.E61]" office:value-type="float" office:value="0.075856026467795" calcext:value-type="float">
            <text:p>0.0758560264677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COMBIN((100-17); ([.C62]-17))/COMBIN(100;[.C62])" office:value-type="float" office:value="0.00574781456784889" calcext:value-type="float">
            <text:p>0.005747814567849</text:p>
          </table:table-cell>
          <table:table-cell table:style-name="ce9" table:formula="of:=[.D62]-[.D61]" office:value-type="percentage" office:value="0.00128569536386094" calcext:value-type="percentage">
            <text:p>0%</text:p>
          </table:table-cell>
          <table:table-cell table:formula="of:=[.C62]*[.E62]" office:value-type="float" office:value="0.0977128476534315" calcext:value-type="float">
            <text:p>0.097712847653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COMBIN((100-17); ([.C63]-17))/COMBIN(100;[.C63])" office:value-type="float" office:value="0.00737636202873942" calcext:value-type="float">
            <text:p>0.007376362028739</text:p>
          </table:table-cell>
          <table:table-cell table:style-name="ce9" table:formula="of:=[.D63]-[.D62]" office:value-type="percentage" office:value="0.00162854746089053" calcext:value-type="percentage">
            <text:p>0%</text:p>
          </table:table-cell>
          <table:table-cell table:formula="of:=[.C63]*[.E63]" office:value-type="float" office:value="0.125398154488571" calcext:value-type="float">
            <text:p>0.1253981544885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COMBIN((100-17); ([.C64]-17))/COMBIN(100;[.C64])" office:value-type="float" office:value="0.0094320694793717" calcext:value-type="float">
            <text:p>0.009432069479372</text:p>
          </table:table-cell>
          <table:table-cell table:style-name="ce9" table:formula="of:=[.D64]-[.D63]" office:value-type="percentage" office:value="0.00205570745063228" calcext:value-type="percentage">
            <text:p>0%</text:p>
          </table:table-cell>
          <table:table-cell table:formula="of:=[.C64]*[.E64]" office:value-type="float" office:value="0.160345181149318" calcext:value-type="float">
            <text:p>0.1603451811493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COMBIN((100-17); ([.C65]-17))/COMBIN(100;[.C65])" office:value-type="float" office:value="0.0120182820785543" calcext:value-type="float">
            <text:p>0.012018282078554</text:p>
          </table:table-cell>
          <table:table-cell table:style-name="ce9" table:formula="of:=[.D65]-[.D64]" office:value-type="percentage" office:value="0.00258621259918256" calcext:value-type="percentage">
            <text:p>0%</text:p>
          </table:table-cell>
          <table:table-cell table:formula="of:=[.C65]*[.E65]" office:value-type="float" office:value="0.204310795335422" calcext:value-type="float">
            <text:p>0.2043107953354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COMBIN((100-17); ([.C66]-17))/COMBIN(100;[.C66])" office:value-type="float" office:value="0.0152613105759419" calcext:value-type="float">
            <text:p>0.015261310575942</text:p>
          </table:table-cell>
          <table:table-cell table:style-name="ce9" table:formula="of:=[.D66]-[.D65]" office:value-type="percentage" office:value="0.00324302849738769" calcext:value-type="percentage">
            <text:p>0%</text:p>
          </table:table-cell>
          <table:table-cell table:formula="of:=[.C66]*[.E66]" office:value-type="float" office:value="0.259442279791015" calcext:value-type="float">
            <text:p>0.259442279791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COMBIN((100-17); ([.C67]-17))/COMBIN(100;[.C67])" office:value-type="float" office:value="0.0193150961976765" calcext:value-type="float">
            <text:p>0.019315096197677</text:p>
          </table:table-cell>
          <table:table-cell table:style-name="ce9" table:formula="of:=[.D67]-[.D66]" office:value-type="percentage" office:value="0.0040537856217346" calcext:value-type="percentage">
            <text:p>0%</text:p>
          </table:table-cell>
          <table:table-cell table:formula="of:=[.C67]*[.E67]" office:value-type="float" office:value="0.328356635360503" calcext:value-type="float">
            <text:p>0.3283566353605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COMBIN((100-17); ([.C68]-17))/COMBIN(100;[.C68])" office:value-type="float" office:value="0.0243667367416842" calcext:value-type="float">
            <text:p>0.024366736741684</text:p>
          </table:table-cell>
          <table:table-cell table:style-name="ce9" table:formula="of:=[.D68]-[.D67]" office:value-type="percentage" office:value="0.00505164054400766" calcext:value-type="percentage">
            <text:p>1%</text:p>
          </table:table-cell>
          <table:table-cell table:formula="of:=[.C68]*[.E68]" office:value-type="float" office:value="0.414234524608628" calcext:value-type="float">
            <text:p>0.414234524608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COMBIN((100-17); ([.C69]-17))/COMBIN(100;[.C69])" office:value-type="float" office:value="0.0306430174175725" calcext:value-type="float">
            <text:p>0.030643017417573</text:p>
          </table:table-cell>
          <table:table-cell table:style-name="ce9" table:formula="of:=[.D69]-[.D68]" office:value-type="percentage" office:value="0.00627628067588833" calcext:value-type="percentage">
            <text:p>1%</text:p>
          </table:table-cell>
          <table:table-cell table:formula="of:=[.C69]*[.E69]" office:value-type="float" office:value="0.520931296098731" calcext:value-type="float">
            <text:p>0.5209312960987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COMBIN((100-17); ([.C70]-17))/COMBIN(100;[.C70])" office:value-type="float" office:value="0.0384181113891954" calcext:value-type="float">
            <text:p>0.038418111389196</text:p>
          </table:table-cell>
          <table:table-cell table:style-name="ce9" table:formula="of:=[.D70]-[.D69]" office:value-type="percentage" office:value="0.00777509397162288" calcext:value-type="percentage">
            <text:p>1%</text:p>
          </table:table-cell>
          <table:table-cell table:formula="of:=[.C70]*[.E70]" office:value-type="float" office:value="0.653107893616322" calcext:value-type="float">
            <text:p>0.6531078936163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COMBIN((100-17); ([.C71]-17))/COMBIN(100;[.C71])" office:value-type="float" office:value="0.0480226392364943" calcext:value-type="float">
            <text:p>0.048022639236494</text:p>
          </table:table-cell>
          <table:table-cell table:style-name="ce9" table:formula="of:=[.D71]-[.D70]" office:value-type="percentage" office:value="0.00960452784729893" calcext:value-type="percentage">
            <text:p>1%</text:p>
          </table:table-cell>
          <table:table-cell table:formula="of:=[.C71]*[.E71]" office:value-type="float" office:value="0.816384867020409" calcext:value-type="float">
            <text:p>0.8163848670204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COMBIN((100-17); ([.C72]-17))/COMBIN(100;[.C72])" office:value-type="float" office:value="0.0598543039759205" calcext:value-type="float">
            <text:p>0.059854303975921</text:p>
          </table:table-cell>
          <table:table-cell table:style-name="ce9" table:formula="of:=[.D72]-[.D71]" office:value-type="percentage" office:value="0.0118316647394261" calcext:value-type="percentage">
            <text:p>1%</text:p>
          </table:table-cell>
          <table:table-cell table:formula="of:=[.C72]*[.E72]" office:value-type="float" office:value="1.01752316759065" calcext:value-type="float">
            <text:p>1.017523167590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COMBIN((100-17); ([.C73]-17))/COMBIN(100;[.C73])" office:value-type="float" office:value="0.0743903492272155" calcext:value-type="float">
            <text:p>0.074390349227216</text:p>
          </table:table-cell>
          <table:table-cell table:style-name="ce9" table:formula="of:=[.D73]-[.D72]" office:value-type="percentage" office:value="0.014536045251295" calcext:value-type="percentage">
            <text:p>1%</text:p>
          </table:table-cell>
          <table:table-cell table:formula="of:=[.C73]*[.E73]" office:value-type="float" office:value="1.26463593686266" calcext:value-type="float">
            <text:p>1.264635936862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COMBIN((100-17); ([.C74]-17))/COMBIN(100;[.C74])" office:value-type="float" office:value="0.0922021229858444" calcext:value-type="float">
            <text:p>0.092202122985845</text:p>
          </table:table-cell>
          <table:table-cell table:style-name="ce9" table:formula="of:=[.D74]-[.D73]" office:value-type="percentage" office:value="0.017811773758629" calcext:value-type="percentage">
            <text:p>2%</text:p>
          </table:table-cell>
          <table:table-cell table:formula="of:=[.C74]*[.E74]" office:value-type="float" office:value="1.56743609075935" calcext:value-type="float">
            <text:p>1.567436090759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COMBIN((100-17); ([.C75]-17))/COMBIN(100;[.C75])" office:value-type="float" office:value="0.113972068690836" calcext:value-type="float">
            <text:p>0.113972068690836</text:p>
          </table:table-cell>
          <table:table-cell table:style-name="ce9" table:formula="of:=[.D75]-[.D74]" office:value-type="percentage" office:value="0.0217699457049911" calcext:value-type="percentage">
            <text:p>2%</text:p>
          </table:table-cell>
          <table:table-cell table:formula="of:=[.C75]*[.E75]" office:value-type="float" office:value="1.93752516774421" calcext:value-type="float">
            <text:p>1.93752516774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COMBIN((100-17); ([.C76]-17))/COMBIN(100;[.C76])" office:value-type="float" office:value="0.140513509344866" calcext:value-type="float">
            <text:p>0.140513509344866</text:p>
          </table:table-cell>
          <table:table-cell table:style-name="ce9" table:formula="of:=[.D76]-[.D75]" office:value-type="percentage" office:value="0.0265414406540302" calcext:value-type="percentage">
            <text:p>3%</text:p>
          </table:table-cell>
          <table:table-cell table:formula="of:=[.C76]*[.E76]" office:value-type="float" office:value="2.38872965886272" calcext:value-type="float">
            <text:p>2.38872965886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COMBIN((100-17); ([.C77]-17))/COMBIN(100;[.C77])" office:value-type="float" office:value="0.172793639870038" calcext:value-type="float">
            <text:p>0.172793639870038</text:p>
          </table:table-cell>
          <table:table-cell table:style-name="ce9" table:formula="of:=[.D77]-[.D76]" office:value-type="percentage" office:value="0.0322801305251718" calcext:value-type="percentage">
            <text:p>3%</text:p>
          </table:table-cell>
          <table:table-cell table:formula="of:=[.C77]*[.E77]" office:value-type="float" office:value="2.93749187779063" calcext:value-type="float">
            <text:p>2.937491877790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COMBIN((100-17); ([.C78]-17))/COMBIN(100;[.C78])" office:value-type="float" office:value="0.211960198240579" calcext:value-type="float">
            <text:p>0.211960198240579</text:p>
          </table:table-cell>
          <table:table-cell table:style-name="ce9" table:formula="of:=[.D78]-[.D77]" office:value-type="percentage" office:value="0.0391665583705419" calcext:value-type="percentage">
            <text:p>4%</text:p>
          </table:table-cell>
          <table:table-cell table:formula="of:=[.C78]*[.E78]" office:value-type="float" office:value="3.60332337008985" calcext:value-type="float">
            <text:p>3.603323370089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COMBIN((100-17); ([.C79]-17))/COMBIN(100;[.C79])" office:value-type="float" office:value="0.259372347847025" calcext:value-type="float">
            <text:p>0.259372347847025</text:p>
          </table:table-cell>
          <table:table-cell table:style-name="ce9" table:formula="of:=[.D79]-[.D78]" office:value-type="percentage" office:value="0.0474121496064453" calcext:value-type="percentage">
            <text:p>5%</text:p>
          </table:table-cell>
          <table:table-cell table:formula="of:=[.C79]*[.E79]" office:value-type="float" office:value="4.40932991339942" calcext:value-type="float">
            <text:p>4.409329913399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BIN((100-17); ([.C80]-17))/COMBIN(100;[.C80])" office:value-type="float" office:value="0.316636372696368" calcext:value-type="float">
            <text:p>0.316636372696368</text:p>
          </table:table-cell>
          <table:table-cell table:style-name="ce9" table:formula="of:=[.D80]-[.D79]" office:value-type="percentage" office:value="0.0572640248493435" calcext:value-type="percentage">
            <text:p>6%</text:p>
          </table:table-cell>
          <table:table-cell table:formula="of:=[.C80]*[.E80]" office:value-type="float" office:value="5.38281833583828" calcext:value-type="float">
            <text:p>5.382818335838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BIN((100-17); ([.C81]-17))/COMBIN(100;[.C81])" office:value-type="float" office:value="0.385646864181474" calcext:value-type="float">
            <text:p>0.385646864181474</text:p>
          </table:table-cell>
          <table:table-cell table:style-name="ce9" table:formula="of:=[.D81]-[.D80]" office:value-type="percentage" office:value="0.0690104914851058" calcext:value-type="percentage">
            <text:p>7%</text:p>
          </table:table-cell>
          <table:table-cell table:formula="of:=[.C81]*[.E81]" office:value-type="float" office:value="6.55599669108505" calcext:value-type="float">
            <text:p>6.55599669108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COMBIN((100-17); ([.C82]-17))/COMBIN(100;[.C82])" office:value-type="float" office:value="0.468634164068626" calcext:value-type="float">
            <text:p>0.468634164068626</text:p>
          </table:table-cell>
          <table:table-cell table:style-name="ce9" table:formula="of:=[.D82]-[.D81]" office:value-type="percentage" office:value="0.0829872998871522" calcext:value-type="percentage">
            <text:p>8%</text:p>
          </table:table-cell>
          <table:table-cell table:formula="of:=[.C82]*[.E82]" office:value-type="float" office:value="7.96678078916661" calcext:value-type="float">
            <text:p>7.966780789166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COMBIN((100-17); ([.C83]-17))/COMBIN(100;[.C83])" office:value-type="float" office:value="0.568218923933209" calcext:value-type="float">
            <text:p>0.568218923933209</text:p>
          </table:table-cell>
          <table:table-cell table:style-name="ce9" table:formula="of:=[.D83]-[.D82]" office:value-type="percentage" office:value="0.0995847598645824" calcext:value-type="percentage">
            <text:p>10%</text:p>
          </table:table-cell>
          <table:table-cell table:formula="of:=[.C83]*[.E83]" office:value-type="float" office:value="9.6597217068645" calcext:value-type="float">
            <text:p>9.6597217068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COMBIN((100-17); ([.C84]-17))/COMBIN(100;[.C84])" office:value-type="float" office:value="0.687474747474748" calcext:value-type="float">
            <text:p>0.687474747474748</text:p>
          </table:table-cell>
          <table:table-cell table:style-name="ce9" table:formula="of:=[.D84]-[.D83]" office:value-type="percentage" office:value="0.11925582354154" calcext:value-type="percentage">
            <text:p>12%</text:p>
          </table:table-cell>
          <table:table-cell table:formula="of:=[.C84]*[.E84]" office:value-type="float" office:value="11.6870707070709" calcext:value-type="float">
            <text:p>11.68707070707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COMBIN((100-17); ([.C85]-17))/COMBIN(100;[.C85])" office:value-type="float" office:value="0.83" calcext:value-type="float">
            <text:p>0.83</text:p>
          </table:table-cell>
          <table:table-cell table:style-name="ce9" table:formula="of:=[.D85]-[.D84]" office:value-type="percentage" office:value="0.142525252525252" calcext:value-type="percentage">
            <text:p>14%</text:p>
          </table:table-cell>
          <table:table-cell table:formula="of:=[.C85]*[.E85]" office:value-type="float" office:value="14.11" calcext:value-type="float">
            <text:p>14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MBIN((100-17); ([.C86]-17))/COMBIN(100;[.C86])" office:value-type="float" office:value="1" calcext:value-type="float">
            <text:p>1</text:p>
          </table:table-cell>
          <table:table-cell table:style-name="ce9" table:formula="of:=[.D86]-[.D85]" office:value-type="percentage" office:value="0.17" calcext:value-type="percentage">
            <text:p>17%</text:p>
          </table:table-cell>
          <table:table-cell table:formula="of:=[.C86]*[.E86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F3:.F86])" office:value-type="float" office:value="95.3888888888889" calcext:value-type="float">
            <text:p>95.3888888888889</text:p>
          </table:table-cell>
          <table:table-cell table:number-columns-repeated="13"/>
        </table:table-row>
        <table:table-row table:style-name="ro1" table:number-rows-repeated="6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DISTRIBUTION</text:p>
            <text:p>(alea)</text:p>
          </table:table-cell>
          <table:table-cell office:value-type="string" calcext:value-type="string">
            <text:p>(pour 1000)</text:p>
          </table:table-cell>
          <table:table-cell/>
          <table:table-cell office:value-type="string" calcext:value-type="string">
            <text:p>DISTRIBUTION</text:p>
            <text:p>(Heuristique)</text:p>
          </table:table-cell>
          <table:table-cell/>
          <table:table-cell office:value-type="string" calcext:value-type="string">
            <text:p>PROBAS</text:p>
          </table:table-cell>
          <table:table-cell office:value-type="float" office:value="53.339" calcext:value-type="float">
            <text:p>53.3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our</text:p>
          </table:table-cell>
          <table:table-cell office:value-type="string" calcext:value-type="string">
            <text:p>Nb de victoires</text:p>
          </table:table-cell>
          <table:table-cell office:value-type="string" calcext:value-type="string">
            <text:p>Probabilité de </text:p>
            <text:p>Victoire</text:p>
          </table:table-cell>
          <table:table-cell office:value-type="string" calcext:value-type="string">
            <text:p>Nb de victoires </text:p>
            <text:p>(1000)</text:p>
          </table:table-cell>
          <table:table-cell office:value-type="string" calcext:value-type="string">
            <text:p>Proba de</text:p>
            <text:p>victoire</text:p>
          </table:table-cell>
          <table:table-cell office:value-type="string" calcext:value-type="string">
            <text:p>Nb de victoires</text:p>
          </table:table-cell>
          <table:table-cell office:value-type="string" calcext:value-type="string">
            <text:p>Proba de </text:p>
            <text:p>Victoi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9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9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9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10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D10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D10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D10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D105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5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D10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D107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7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7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D108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8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8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10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09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110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0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110]/1000"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D111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1]/1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11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D11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1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D11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3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113]/1000"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D114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4]/10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4]/1000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D115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15]/1000" office:value-type="float" office:value="0.002" calcext:value-type="float">
            <text:p>0.002</text:p>
          </table:table-cell>
          <table:table-cell office:value-type="float" office:value="3" calcext:value-type="float">
            <text:p>3</text:p>
          </table:table-cell>
          <table:table-cell table:formula="of:=[.H115]/1000" office:value-type="float" office:value="0.003" calcext:value-type="float">
            <text:p>0.0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D116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F116]/10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16]/1000" office:value-type="float" office:value="0.012" calcext:value-type="float">
            <text:p>0.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117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7]/1000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table:formula="of:=[.H117]/1000" office:value-type="float" office:value="0.011" calcext:value-type="float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D118]/10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0" table:formula="of:=[.F118]/1000" office:value-type="float" office:value="0.003" calcext:value-type="float">
            <text:p>0.003</text:p>
          </table:table-cell>
          <table:table-cell office:value-type="float" office:value="11" calcext:value-type="float">
            <text:p>11</text:p>
          </table:table-cell>
          <table:table-cell table:formula="of:=[.H118]/1000" office:value-type="float" office:value="0.011" calcext:value-type="float">
            <text:p>0.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19]/100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0" table:formula="of:=[.F119]/1000" office:value-type="float" office:value="0.004" calcext:value-type="float">
            <text:p>0.004</text:p>
          </table:table-cell>
          <table:table-cell office:value-type="float" office:value="21" calcext:value-type="float">
            <text:p>21</text:p>
          </table:table-cell>
          <table:table-cell table:formula="of:=[.H119]/1000" office:value-type="float" office:value="0.021" calcext:value-type="float">
            <text:p>0.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D120]/1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F120]/1000" office:value-type="float" office:value="0.002" calcext:value-type="float">
            <text:p>0.002</text:p>
          </table:table-cell>
          <table:table-cell office:value-type="float" office:value="22" calcext:value-type="float">
            <text:p>22</text:p>
          </table:table-cell>
          <table:table-cell table:formula="of:=[.H120]/1000" office:value-type="float" office:value="0.022" calcext:value-type="float">
            <text:p>0.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D121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1]/1000" office:value-type="float" office:value="0.005" calcext:value-type="float">
            <text:p>0.005</text:p>
          </table:table-cell>
          <table:table-cell office:value-type="float" office:value="28" calcext:value-type="float">
            <text:p>28</text:p>
          </table:table-cell>
          <table:table-cell table:formula="of:=[.H121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D122]/10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table:formula="of:=[.F122]/1000" office:value-type="float" office:value="0.005" calcext:value-type="float">
            <text:p>0.005</text:p>
          </table:table-cell>
          <table:table-cell office:value-type="float" office:value="29" calcext:value-type="float">
            <text:p>29</text:p>
          </table:table-cell>
          <table:table-cell table:formula="of:=[.H122]/1000" office:value-type="float" office:value="0.029" calcext:value-type="float">
            <text:p>0.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D123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3]/1000" office:value-type="float" office:value="0.007" calcext:value-type="float">
            <text:p>0.007</text:p>
          </table:table-cell>
          <table:table-cell office:value-type="float" office:value="28" calcext:value-type="float">
            <text:p>28</text:p>
          </table:table-cell>
          <table:table-cell table:formula="of:=[.H123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D124]/10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table:formula="of:=[.F124]/1000"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formula="of:=[.H124]/1000" office:value-type="float" office:value="0.037" calcext:value-type="float">
            <text:p>0.0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D125]/100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0" table:formula="of:=[.F125]/1000" office:value-type="float" office:value="0.013" calcext:value-type="float">
            <text:p>0.013</text:p>
          </table:table-cell>
          <table:table-cell office:value-type="float" office:value="23" calcext:value-type="float">
            <text:p>23</text:p>
          </table:table-cell>
          <table:table-cell table:formula="of:=[.H125]/1000" office:value-type="float" office:value="0.023" calcext:value-type="float">
            <text:p>0.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D126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6]/1000" office:value-type="float" office:value="0.011" calcext:value-type="float">
            <text:p>0.011</text:p>
          </table:table-cell>
          <table:table-cell office:value-type="float" office:value="40" calcext:value-type="float">
            <text:p>40</text:p>
          </table:table-cell>
          <table:table-cell table:formula="of:=[.H126]/1000"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D127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27]/1000" office:value-type="float" office:value="0.011" calcext:value-type="float">
            <text:p>0.011</text:p>
          </table:table-cell>
          <table:table-cell office:value-type="float" office:value="47" calcext:value-type="float">
            <text:p>47</text:p>
          </table:table-cell>
          <table:table-cell table:formula="of:=[.H127]/1000" office:value-type="float" office:value="0.047" calcext:value-type="float">
            <text:p>0.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D128]/10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table:formula="of:=[.F128]/1000" office:value-type="float" office:value="0.006" calcext:value-type="float">
            <text:p>0.006</text:p>
          </table:table-cell>
          <table:table-cell office:value-type="float" office:value="44" calcext:value-type="float">
            <text:p>44</text:p>
          </table:table-cell>
          <table:table-cell table:formula="of:=[.H128]/1000" office:value-type="float" office:value="0.044" calcext:value-type="float">
            <text:p>0.0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129]/10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0" table:formula="of:=[.F129]/1000" office:value-type="float" office:value="0.008" calcext:value-type="float">
            <text:p>0.008</text:p>
          </table:table-cell>
          <table:table-cell office:value-type="float" office:value="56" calcext:value-type="float">
            <text:p>56</text:p>
          </table:table-cell>
          <table:table-cell table:formula="of:=[.H129]/1000" office:value-type="float" office:value="0.056" calcext:value-type="float">
            <text:p>0.0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D130]/100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0" table:formula="of:=[.F130]/1000" office:value-type="float" office:value="0.014" calcext:value-type="float">
            <text:p>0.014</text:p>
          </table:table-cell>
          <table:table-cell office:value-type="float" office:value="50" calcext:value-type="float">
            <text:p>50</text:p>
          </table:table-cell>
          <table:table-cell table:formula="of:=[.H130]/1000"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D131]/100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0" table:formula="of:=[.F131]/1000" office:value-type="float" office:value="0.021" calcext:value-type="float">
            <text:p>0.021</text:p>
          </table:table-cell>
          <table:table-cell office:value-type="float" office:value="42" calcext:value-type="float">
            <text:p>42</text:p>
          </table:table-cell>
          <table:table-cell table:formula="of:=[.H131]/1000" office:value-type="float" office:value="0.042" calcext:value-type="float">
            <text:p>0.0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132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2]/1000" office:value-type="float" office:value="0.015" calcext:value-type="float">
            <text:p>0.015</text:p>
          </table:table-cell>
          <table:table-cell office:value-type="float" office:value="43" calcext:value-type="float">
            <text:p>43</text:p>
          </table:table-cell>
          <table:table-cell table:formula="of:=[.H132]/1000" office:value-type="float" office:value="0.043" calcext:value-type="float">
            <text:p>0.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D133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33]/1000" office:value-type="float" office:value="0.011" calcext:value-type="float">
            <text:p>0.011</text:p>
          </table:table-cell>
          <table:table-cell office:value-type="float" office:value="38" calcext:value-type="float">
            <text:p>38</text:p>
          </table:table-cell>
          <table:table-cell table:formula="of:=[.H133]/1000" office:value-type="float" office:value="0.038" calcext:value-type="float">
            <text:p>0.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34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4]/1000" office:value-type="float" office:value="0.015" calcext:value-type="float">
            <text:p>0.015</text:p>
          </table:table-cell>
          <table:table-cell office:value-type="float" office:value="31" calcext:value-type="float">
            <text:p>31</text:p>
          </table:table-cell>
          <table:table-cell table:formula="of:=[.H134]/1000" office:value-type="float" office:value="0.031" calcext:value-type="float">
            <text:p>0.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D135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5]/1000" office:value-type="float" office:value="0.018" calcext:value-type="float">
            <text:p>0.018</text:p>
          </table:table-cell>
          <table:table-cell office:value-type="float" office:value="35" calcext:value-type="float">
            <text:p>35</text:p>
          </table:table-cell>
          <table:table-cell table:formula="of:=[.H135]/1000" office:value-type="float" office:value="0.035" calcext:value-type="float">
            <text:p>0.0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D136]/100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0" table:formula="of:=[.F136]/1000" office:value-type="float" office:value="0.015" calcext:value-type="float">
            <text:p>0.015</text:p>
          </table:table-cell>
          <table:table-cell office:value-type="float" office:value="26" calcext:value-type="float">
            <text:p>26</text:p>
          </table:table-cell>
          <table:table-cell table:formula="of:=[.H136]/1000"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D137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37]/1000" office:value-type="float" office:value="0.018" calcext:value-type="float">
            <text:p>0.018</text:p>
          </table:table-cell>
          <table:table-cell office:value-type="float" office:value="27" calcext:value-type="float">
            <text:p>27</text:p>
          </table:table-cell>
          <table:table-cell table:formula="of:=[.H137]/1000" office:value-type="float" office:value="0.027" calcext:value-type="float">
            <text:p>0.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D138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8]/1000" office:value-type="float" office:value="0.022" calcext:value-type="float">
            <text:p>0.022</text:p>
          </table:table-cell>
          <table:table-cell office:value-type="float" office:value="28" calcext:value-type="float">
            <text:p>28</text:p>
          </table:table-cell>
          <table:table-cell table:formula="of:=[.H138]/1000"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139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39]/1000" office:value-type="float" office:value="0.022" calcext:value-type="float">
            <text:p>0.022</text:p>
          </table:table-cell>
          <table:table-cell office:value-type="float" office:value="17" calcext:value-type="float">
            <text:p>17</text:p>
          </table:table-cell>
          <table:table-cell table:formula="of:=[.H139]/1000" office:value-type="float" office:value="0.017" calcext:value-type="float">
            <text:p>0.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D140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0]/1000" office:value-type="float" office:value="0.024" calcext:value-type="float">
            <text:p>0.024</text:p>
          </table:table-cell>
          <table:table-cell office:value-type="float" office:value="15" calcext:value-type="float">
            <text:p>15</text:p>
          </table:table-cell>
          <table:table-cell table:formula="of:=[.H140]/1000"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D141]/10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0" table:formula="of:=[.F141]/1000" office:value-type="float" office:value="0.011" calcext:value-type="float">
            <text:p>0.011</text:p>
          </table:table-cell>
          <table:table-cell office:value-type="float" office:value="19" calcext:value-type="float">
            <text:p>19</text:p>
          </table:table-cell>
          <table:table-cell table:formula="of:=[.H141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D142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2]/1000" office:value-type="float" office:value="0.024" calcext:value-type="float">
            <text:p>0.024</text:p>
          </table:table-cell>
          <table:table-cell office:value-type="float" office:value="19" calcext:value-type="float">
            <text:p>19</text:p>
          </table:table-cell>
          <table:table-cell table:formula="of:=[.H142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143]/100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0" table:formula="of:=[.F143]/1000" office:value-type="float" office:value="0.029" calcext:value-type="float">
            <text:p>0.029</text:p>
          </table:table-cell>
          <table:table-cell office:value-type="float" office:value="14" calcext:value-type="float">
            <text:p>14</text:p>
          </table:table-cell>
          <table:table-cell table:formula="of:=[.H143]/1000" office:value-type="float" office:value="0.014" calcext:value-type="float">
            <text:p>0.0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D144]/100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0" table:formula="of:=[.F144]/1000" office:value-type="float" office:value="0.018" calcext:value-type="float">
            <text:p>0.018</text:p>
          </table:table-cell>
          <table:table-cell office:value-type="float" office:value="12" calcext:value-type="float">
            <text:p>12</text:p>
          </table:table-cell>
          <table:table-cell table:formula="of:=[.H144]/1000" office:value-type="float" office:value="0.012" calcext:value-type="float">
            <text:p>0.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D145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5]/1000" office:value-type="float" office:value="0.023" calcext:value-type="float">
            <text:p>0.023</text:p>
          </table:table-cell>
          <table:table-cell office:value-type="float" office:value="15" calcext:value-type="float">
            <text:p>15</text:p>
          </table:table-cell>
          <table:table-cell table:formula="of:=[.H145]/1000"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D146]/10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table:formula="of:=[.F146]/1000" office:value-type="float" office:value="0.022" calcext:value-type="float">
            <text:p>0.022</text:p>
          </table:table-cell>
          <table:table-cell office:value-type="float" office:value="19" calcext:value-type="float">
            <text:p>19</text:p>
          </table:table-cell>
          <table:table-cell table:formula="of:=[.H146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D147]/100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0" table:formula="of:=[.F147]/1000" office:value-type="float" office:value="0.024" calcext:value-type="float">
            <text:p>0.024</text:p>
          </table:table-cell>
          <table:table-cell office:value-type="float" office:value="16" calcext:value-type="float">
            <text:p>16</text:p>
          </table:table-cell>
          <table:table-cell table:formula="of:=[.H147]/1000" office:value-type="float" office:value="0.016" calcext:value-type="float">
            <text:p>0.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D148]/1000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10" table:formula="of:=[.F148]/1000" office:value-type="float" office:value="0.027" calcext:value-type="float">
            <text:p>0.027</text:p>
          </table:table-cell>
          <table:table-cell office:value-type="float" office:value="23" calcext:value-type="float">
            <text:p>23</text:p>
          </table:table-cell>
          <table:table-cell table:formula="of:=[.H148]/1000" office:value-type="float" office:value="0.023" calcext:value-type="float">
            <text:p>0.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D149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0" table:formula="of:=[.F149]/1000" office:value-type="float" office:value="0.023" calcext:value-type="float">
            <text:p>0.023</text:p>
          </table:table-cell>
          <table:table-cell office:value-type="float" office:value="19" calcext:value-type="float">
            <text:p>19</text:p>
          </table:table-cell>
          <table:table-cell table:formula="of:=[.H149]/1000" office:value-type="float" office:value="0.019" calcext:value-type="float">
            <text:p>0.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D150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0]/1000" office:value-type="float" office:value="0.02" calcext:value-type="float">
            <text:p>0.02</text:p>
          </table:table-cell>
          <table:table-cell office:value-type="float" office:value="21" calcext:value-type="float">
            <text:p>21</text:p>
          </table:table-cell>
          <table:table-cell table:formula="of:=[.H150]/1000" office:value-type="float" office:value="0.021" calcext:value-type="float">
            <text:p>0.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D151]/1000" office:value-type="float" office:value="0.002" calcext:value-type="float">
            <text:p>0.002</text:p>
          </table:table-cell>
          <table:table-cell office:value-type="float" office:value="21" calcext:value-type="float">
            <text:p>21</text:p>
          </table:table-cell>
          <table:table-cell table:style-name="ce10" table:formula="of:=[.F151]/1000" office:value-type="float" office:value="0.021" calcext:value-type="float">
            <text:p>0.021</text:p>
          </table:table-cell>
          <table:table-cell office:value-type="float" office:value="9" calcext:value-type="float">
            <text:p>9</text:p>
          </table:table-cell>
          <table:table-cell table:formula="of:=[.H151]/1000" office:value-type="float" office:value="0.009" calcext:value-type="float">
            <text:p>0.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D152]/100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0" table:formula="of:=[.F152]/1000" office:value-type="float" office:value="0.019" calcext:value-type="float">
            <text:p>0.019</text:p>
          </table:table-cell>
          <table:table-cell office:value-type="float" office:value="8" calcext:value-type="float">
            <text:p>8</text:p>
          </table:table-cell>
          <table:table-cell table:formula="of:=[.H152]/1000" office:value-type="float" office:value="0.008" calcext:value-type="float">
            <text:p>0.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D153]/1000" office:value-type="float" office:value="0.001" calcext:value-type="float">
            <text:p>0.001</text:p>
          </table:table-cell>
          <table:table-cell office:value-type="float" office:value="18" calcext:value-type="float">
            <text:p>18</text:p>
          </table:table-cell>
          <table:table-cell table:style-name="ce10" table:formula="of:=[.F153]/1000" office:value-type="float" office:value="0.018" calcext:value-type="float">
            <text:p>0.018</text:p>
          </table:table-cell>
          <table:table-cell office:value-type="float" office:value="9" calcext:value-type="float">
            <text:p>9</text:p>
          </table:table-cell>
          <table:table-cell table:formula="of:=[.H153]/1000" office:value-type="float" office:value="0.009" calcext:value-type="float">
            <text:p>0.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D154]/1000"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style-name="ce10" table:formula="of:=[.F154]/1000" office:value-type="float" office:value="0.026" calcext:value-type="float">
            <text:p>0.026</text:p>
          </table:table-cell>
          <table:table-cell office:value-type="float" office:value="7" calcext:value-type="float">
            <text:p>7</text:p>
          </table:table-cell>
          <table:table-cell table:formula="of:=[.H154]/1000" office:value-type="float" office:value="0.007" calcext:value-type="float">
            <text:p>0.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D155]/1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10" table:formula="of:=[.F155]/1000"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H155]/1000"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D156]/1000" office:value-type="float" office:value="0.002" calcext:value-type="float">
            <text:p>0.002</text:p>
          </table:table-cell>
          <table:table-cell office:value-type="float" office:value="29" calcext:value-type="float">
            <text:p>29</text:p>
          </table:table-cell>
          <table:table-cell table:style-name="ce10" table:formula="of:=[.F156]/1000"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table:formula="of:=[.H15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D157]/1000"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table:style-name="ce10" table:formula="of:=[.F157]/100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[.H15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D158]/1000" office:value-type="float" office:value="0.002" calcext:value-type="float">
            <text:p>0.002</text:p>
          </table:table-cell>
          <table:table-cell office:value-type="float" office:value="16" calcext:value-type="float">
            <text:p>16</text:p>
          </table:table-cell>
          <table:table-cell table:style-name="ce10" table:formula="of:=[.F158]/1000"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H158]/1000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D159]/1000" office:value-type="float" office:value="0.002" calcext:value-type="float">
            <text:p>0.002</text:p>
          </table:table-cell>
          <table:table-cell office:value-type="float" office:value="23" calcext:value-type="float">
            <text:p>23</text:p>
          </table:table-cell>
          <table:table-cell table:style-name="ce10" table:formula="of:=[.F159]/1000"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table:formula="of:=[.H15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D160]/1000" office:value-type="float" office:value="0.002" calcext:value-type="float">
            <text:p>0.002</text:p>
          </table:table-cell>
          <table:table-cell office:value-type="float" office:value="15" calcext:value-type="float">
            <text:p>15</text:p>
          </table:table-cell>
          <table:table-cell table:style-name="ce10" table:formula="of:=[.F160]/1000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H16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D161]/1000" office:value-type="float" office:value="0.004" calcext:value-type="float">
            <text:p>0.004</text:p>
          </table:table-cell>
          <table:table-cell office:value-type="float" office:value="18" calcext:value-type="float">
            <text:p>18</text:p>
          </table:table-cell>
          <table:table-cell table:style-name="ce10" table:formula="of:=[.F161]/1000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H16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D162]/1000" office:value-type="float" office:value="0.006" calcext:value-type="float">
            <text:p>0.006</text:p>
          </table:table-cell>
          <table:table-cell office:value-type="float" office:value="19" calcext:value-type="float">
            <text:p>19</text:p>
          </table:table-cell>
          <table:table-cell table:style-name="ce10" table:formula="of:=[.F162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D163]/1000" office:value-type="float" office:value="0.009" calcext:value-type="float">
            <text:p>0.009</text:p>
          </table:table-cell>
          <table:table-cell office:value-type="float" office:value="19" calcext:value-type="float">
            <text:p>19</text:p>
          </table:table-cell>
          <table:table-cell table:style-name="ce10" table:formula="of:=[.F163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D164]/1000" office:value-type="float" office:value="0.009" calcext:value-type="float">
            <text:p>0.009</text:p>
          </table:table-cell>
          <table:table-cell office:value-type="float" office:value="18" calcext:value-type="float">
            <text:p>18</text:p>
          </table:table-cell>
          <table:table-cell table:style-name="ce10" table:formula="of:=[.F164]/1000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H16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65]/1000"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table:style-name="ce10" table:formula="of:=[.F165]/1000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H16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[.D166]/1000" office:value-type="float" office:value="0.011" calcext:value-type="float">
            <text:p>0.011</text:p>
          </table:table-cell>
          <table:table-cell office:value-type="float" office:value="11" calcext:value-type="float">
            <text:p>11</text:p>
          </table:table-cell>
          <table:table-cell table:style-name="ce10" table:formula="of:=[.F166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6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D167]/1000" office:value-type="float" office:value="0.027" calcext:value-type="float">
            <text:p>0.027</text:p>
          </table:table-cell>
          <table:table-cell office:value-type="float" office:value="21" calcext:value-type="float">
            <text:p>21</text:p>
          </table:table-cell>
          <table:table-cell table:style-name="ce10" table:formula="of:=[.F167]/1000"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formula="of:=[.H16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formula="of:=[.D168]/1000" office:value-type="float" office:value="0.021" calcext:value-type="float">
            <text:p>0.021</text:p>
          </table:table-cell>
          <table:table-cell office:value-type="float" office:value="11" calcext:value-type="float">
            <text:p>11</text:p>
          </table:table-cell>
          <table:table-cell table:style-name="ce10" table:formula="of:=[.F168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6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D169]/1000" office:value-type="float" office:value="0.025" calcext:value-type="float">
            <text:p>0.025</text:p>
          </table:table-cell>
          <table:table-cell office:value-type="float" office:value="19" calcext:value-type="float">
            <text:p>19</text:p>
          </table:table-cell>
          <table:table-cell table:style-name="ce10" table:formula="of:=[.F169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69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table:formula="of:=[.D170]/1000" office:value-type="float" office:value="0.039" calcext:value-type="float">
            <text:p>0.039</text:p>
          </table:table-cell>
          <table:table-cell office:value-type="float" office:value="14" calcext:value-type="float">
            <text:p>14</text:p>
          </table:table-cell>
          <table:table-cell table:style-name="ce10" table:formula="of:=[.F170]/1000"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H170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D171]/1000" office:value-type="float" office:value="0.035" calcext:value-type="float">
            <text:p>0.035</text:p>
          </table:table-cell>
          <table:table-cell office:value-type="float" office:value="14" calcext:value-type="float">
            <text:p>14</text:p>
          </table:table-cell>
          <table:table-cell table:style-name="ce10" table:formula="of:=[.F171]/1000"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H171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formula="of:=[.D172]/1000" office:value-type="float" office:value="0.053" calcext:value-type="float">
            <text:p>0.053</text:p>
          </table:table-cell>
          <table:table-cell office:value-type="float" office:value="15" calcext:value-type="float">
            <text:p>15</text:p>
          </table:table-cell>
          <table:table-cell table:style-name="ce10" table:formula="of:=[.F172]/1000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H172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formula="of:=[.D173]/1000" office:value-type="float" office:value="0.07" calcext:value-type="float">
            <text:p>0.07</text:p>
          </table:table-cell>
          <table:table-cell office:value-type="float" office:value="16" calcext:value-type="float">
            <text:p>16</text:p>
          </table:table-cell>
          <table:table-cell table:style-name="ce10" table:formula="of:=[.F173]/1000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formula="of:=[.H173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formula="of:=[.D174]/1000" office:value-type="float" office:value="0.056" calcext:value-type="float">
            <text:p>0.056</text:p>
          </table:table-cell>
          <table:table-cell office:value-type="float" office:value="11" calcext:value-type="float">
            <text:p>11</text:p>
          </table:table-cell>
          <table:table-cell table:style-name="ce10" table:formula="of:=[.F174]/1000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H174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formula="of:=[.D175]/1000" office:value-type="float" office:value="0.083" calcext:value-type="float">
            <text:p>0.083</text:p>
          </table:table-cell>
          <table:table-cell office:value-type="float" office:value="13" calcext:value-type="float">
            <text:p>13</text:p>
          </table:table-cell>
          <table:table-cell table:style-name="ce10" table:formula="of:=[.F175]/1000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H175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formula="of:=[.D176]/1000"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style-name="ce10" table:formula="of:=[.F176]/1000"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H176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[.D177]/1000" office:value-type="float" office:value="0.119" calcext:value-type="float">
            <text:p>0.119</text:p>
          </table:table-cell>
          <table:table-cell office:value-type="float" office:value="16" calcext:value-type="float">
            <text:p>16</text:p>
          </table:table-cell>
          <table:table-cell table:style-name="ce10" table:formula="of:=[.F177]/1000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formula="of:=[.H177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table:formula="of:=[.D178]/1000" office:value-type="float" office:value="0.143" calcext:value-type="float">
            <text:p>0.143</text:p>
          </table:table-cell>
          <table:table-cell office:value-type="float" office:value="9" calcext:value-type="float">
            <text:p>9</text:p>
          </table:table-cell>
          <table:table-cell table:style-name="ce10" table:formula="of:=[.F178]/1000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formula="of:=[.H178]/10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formula="of:=[.D179]/1000" office:value-type="float" office:value="0.166" calcext:value-type="float">
            <text:p>0.166</text:p>
          </table:table-cell>
          <table:table-cell office:value-type="float" office:value="9" calcext:value-type="float">
            <text:p>9</text:p>
          </table:table-cell>
          <table:table-cell table:style-name="ce10" table:formula="of:=[.F179]/1000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formula="of:=[.H179]/1000" office:value-type="float" office:value="0" calcext:value-type="float">
            <text:p>0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355.44pt" svg:height="208.46pt" svg:x="51.42pt" svg:y="118.94pt">
            <draw:object draw:notify-on-update-of-ranges="Sheet2.G8:Sheet2.G8 Sheet2.B3:Sheet2.B7 Sheet2.D2:Sheet2.D2 Sheet2.D3:Sheet2.D7 Sheet2.E2:Sheet2.E2 Sheet2.E3:Sheet2.E7 Sheet2.C2:Sheet2.C2 Sheet2.C3:Sheet2.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54.73pt" svg:height="255.2pt" svg:x="449.09pt" svg:y="101.62pt">
            <draw:object draw:notify-on-update-of-ranges="Sheet2.G11:Sheet2.G11 Sheet2.B3:Sheet2.B7 Sheet2.F2:Sheet2.F2 Sheet2.F3:Sheet2.F7 Sheet2.G2:Sheet2.G2 Sheet2.G3:Sheet2.G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table:style-name="ce21" office:value-type="string" calcext:value-type="string">
            <text:p>pos_des_bateaux</text:p>
          </table:table-cell>
          <table:table-cell table:style-name="ce22" office:value-type="string" calcext:value-type="string">
            <text:p><text:span text:style-name="T1">approx_nbGrille</text:span><text:span text:style-name="T2">1</text:span></text:p>
          </table:table-cell>
          <table:table-cell table:style-name="ce23" office:value-type="string" calcext:value-type="string">
            <text:p><text:span text:style-name="T3">approx_nbGrille</text:span><text:span text:style-name="T4">2</text:span></text:p>
          </table:table-cell>
          <table:table-cell office:value-type="string" calcext:value-type="string">
            <text:p>diff c d</text:p>
          </table:table-cell>
          <table:table-cell office:value-type="string" calcext:value-type="string">
            <text:p>diff c 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80" calcext:value-type="float">
            <text:p>180</text:p>
          </table:table-cell>
          <table:table-cell table:formula="of:=ABS([.C3]-[.D3])" office:value-type="float" office:value="0" calcext:value-type="float">
            <text:p>0</text:p>
          </table:table-cell>
          <table:table-cell table:formula="of:=ABS([.C3]-[.E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336" calcext:value-type="float">
            <text:p>27336</text:p>
          </table:table-cell>
          <table:table-cell office:value-type="float" office:value="28800" calcext:value-type="float">
            <text:p>28800</text:p>
          </table:table-cell>
          <table:table-cell office:value-type="float" office:value="27360" calcext:value-type="float">
            <text:p>27360</text:p>
          </table:table-cell>
          <table:table-cell table:formula="of:=ABS([.C4]-[.D4])" office:value-type="float" office:value="1464" calcext:value-type="float">
            <text:p>1464</text:p>
          </table:table-cell>
          <table:table-cell table:formula="of:=ABS([.C4]-[.E4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48040" calcext:value-type="float">
            <text:p>3848040</text:p>
          </table:table-cell>
          <table:table-cell office:value-type="float" office:value="4608000" calcext:value-type="float">
            <text:p>4608000</text:p>
          </table:table-cell>
          <table:table-cell office:value-type="float" office:value="3753000" calcext:value-type="float">
            <text:p>3753000</text:p>
          </table:table-cell>
          <table:table-cell table:formula="of:=ABS([.C5]-[.D5])" office:value-type="float" office:value="759960" calcext:value-type="float">
            <text:p>759960</text:p>
          </table:table-cell>
          <table:table-cell table:formula="of:=ABS([.C5]-[.E5])" office:value-type="float" office:value="95040" calcext:value-type="float">
            <text:p>950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45120000" calcext:value-type="float">
            <text:p>645120000</text:p>
          </table:table-cell>
          <table:table-cell office:value-type="float" office:value="389232000" calcext:value-type="float">
            <text:p>38923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414400000" calcext:value-type="float">
            <text:p>77414400000</text:p>
          </table:table-cell>
          <table:table-cell office:value-type="float" office:value="29456161920" calcext:value-type="float">
            <text:p>294561619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0107" number:language="fr" number:country="FR">
      <number:number number:decimal-places="0" loext:min-decimal-places="0" number:min-integer-digits="3">
        <number:embedded-text number:position="2">.^+</number:embedded-text>
      </number:number>
    </number:number-style>
    <number:number-style style:name="N20108" number:language="fr" number:country="FR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0109" number:language="fr" number:country="FR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20110" number:language="fr" number:country="FR">
      <number:scientific-number number:decimal-places="1" loext:min-decimal-places="1" number:min-integer-digits="2" number:min-exponent-digits="2" loext:exponent-interval="2" loext:forced-exponent-sign="true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6:35:27.981585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46.165136754</meta:creation-date>
    <meta:generator>LibreOffice/6.0.7.3$Linux_X86_64 LibreOffice_project/00m0$Build-3</meta:generator>
    <dc:date>2020-03-22T17:10:02.293702232</dc:date>
    <meta:editing-duration>PT13H26M3S</meta:editing-duration>
    <meta:editing-cycles>36</meta:editing-cycles>
    <meta:document-statistic meta:table-count="2" meta:cell-count="10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'Latin Modern Math'" style:font-style-name="Italic" fo:font-size="9pt" fo:font-style="italic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cm" svg:height="11.397cm" xlink:href=".." xlink:type="simple" chart:class="chart:line" chart:style-name="ch1">
        <chart:plot-area chart:style-name="ch2" table:cell-range-address="Sheet1.C2:Sheet1.E86" chart:data-source-has-labels="both" svg:x="1.347cm" svg:y="1.178cm" svg:width="18.483cm" svg:height="8.898cm">
          <chartooo:coordinate-region svg:x="2.074cm" svg:y="1.377cm" svg:width="17.756cm" svg:height="7.907cm"/>
          <chart:axis chart:dimension="x" chart:name="primary-x" chart:style-name="ch3" chartooo:axis-type="auto">
            <chartooo:date-scale/>
            <chart:title svg:x="19.984cm" svg:y="9.535cm" chart:style-name="ch4">
              <text:p>k</text:p>
            </chart:title>
            <chart:categories table:cell-range-address="Sheet1.C3:Sheet1.C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:Sheet1.D86" chart:label-cell-address="Sheet1.D2:Sheet1.D2" chart:class="chart:line">
            <chart:data-point chart:repeated="84"/>
          </chart:series>
          <chart:series chart:style-name="ch8" chart:values-cell-range-address="Sheet1.E3:Sheet1.E86" chart:label-cell-address="Sheet1.E2:Sheet1.E2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cumulée</text:p>
                <draw:g>
                  <svg:desc>Sheet1.D2:Sheet1.D2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3:Sheet1.C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D3:Sheet1.D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70671202072175E-018">
                <text:p>2.70671202072175E-018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7137641968566E-017">
                <text:p>2.57137641968566E-017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1425094645711E-016">
                <text:p>1.71425094645711E-016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998174688998E-016">
                <text:p>8.9998174688998E-016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5991968631591E-015">
                <text:p>3.95991968631591E-015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000000151796921308777">
                <text:p>0.0000000000000151796921308777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520446587344377">
                <text:p>0.0000000000000520446587344377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62639558545118">
                <text:p>0.000000000000162639558545118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469847613574785">
                <text:p>0.000000000000469847613574785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126858855665192">
                <text:p>0.00000000000126858855665192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322913450784125">
                <text:p>0.00000000000322913450784125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0780374172728302">
                <text:p>0.00000000000780374172728302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180086347552685">
                <text:p>0.0000000000180086347552685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0398762626723803">
                <text:p>0.0000000000398762626723803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0850693603677446">
                <text:p>0.0000000000850693603677446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0175455555758473">
                <text:p>0.000000000175455555758473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0350911111516946">
                <text:p>0.000000000350911111516946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00682327161282951">
                <text:p>0.000000000682327161282951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129283041085191">
                <text:p>0.00000000129283041085191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0239173626007603">
                <text:p>0.00000000239173626007603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04327903708709">
                <text:p>0.000000004327903708709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0767219293816597">
                <text:p>0.00000000767219293816597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33429442402886">
                <text:p>0.0000000133429442402886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227941964104931">
                <text:p>0.0000000227941964104931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382942499696284">
                <text:p>0.0000000382942499696284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633327980266931">
                <text:p>0.0000000633327980266931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3209004191648">
                <text:p>0.000000103209004191648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65871613879434">
                <text:p>0.000000165871613879434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63106697877723">
                <text:p>0.000000263106697877723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412200493341766">
                <text:p>0.000000412200493341766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638245925174348">
                <text:p>0.000000638245925174348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97731407292322">
                <text:p>0.00000097731407292322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8077889836852">
                <text:p>0.00000148077889836852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222116834755278">
                <text:p>0.00000222116834755278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30002154493555">
                <text:p>0.00000330002154493555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485836505226623">
                <text:p>0.00000485836505226623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709058683303719">
                <text:p>0.00000709058683303719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02626914688696">
                <text:p>0.0000102626914688696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47361723655564">
                <text:p>0.0000147361723655564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209990456209178">
                <text:p>0.0000209990456209178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297059669759326">
                <text:p>0.0000297059669759326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417298107519052">
                <text:p>0.0000417298107519052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582276429096353">
                <text:p>0.0000582276429096353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807246867610853">
                <text:p>0.0000807246867610853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111220679537495">
                <text:p>0.000111220679537495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152323974149178">
                <text:p>0.000152323974149178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207419879692498">
                <text:p>0.000207419879692498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80881087083591">
                <text:p>0.000280881087083591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378329627500347">
                <text:p>0.000378329627500347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06961700850465">
                <text:p>0.000506961700850465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675948934467287">
                <text:p>0.000675948934467287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896932239966208">
                <text:p>0.000896932239966208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18462748674782">
                <text:p>0.00118462748674782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55756576961288">
                <text:p>0.00155756576961288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0389951893114">
                <text:p>0.0020389951893114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265797587178094">
                <text:p>0.00265797587178094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45070551775069">
                <text:p>0.00345070551775069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446211920398795">
                <text:p>0.00446211920398795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574781456784889">
                <text:p>0.00574781456784889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737636202873942">
                <text:p>0.00737636202873942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94320694793717">
                <text:p>0.0094320694793717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120182820785543">
                <text:p>0.0120182820785543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2613105759419">
                <text:p>0.0152613105759419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93150961976765">
                <text:p>0.0193150961976765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43667367416842">
                <text:p>0.024366736741684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06430174175725">
                <text:p>0.0306430174175725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4181113891954">
                <text:p>0.0384181113891954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80226392364943">
                <text:p>0.0480226392364943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98543039759205">
                <text:p>0.0598543039759205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43903492272155">
                <text:p>0.0743903492272155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922021229858444">
                <text:p>0.0922021229858444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3972068690836">
                <text:p>0.113972068690836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0513509344866">
                <text:p>0.140513509344866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72793639870038">
                <text:p>0.172793639870038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11960198240579">
                <text:p>0.21196019824057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59372347847025">
                <text:p>0.25937234784702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16636372696368">
                <text:p>0.316636372696368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5646864181474">
                <text:p>0.385646864181474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68634164068626">
                <text:p>0.46863416406862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8218923933209">
                <text:p>0.568218923933209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7474747474748">
                <text:p>0.687474747474748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3">
                <text:p>0.83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032cm" svg:y="3.756cm" style:legend-expansion="high" chart:style-name="ch2"/>
        <chart:plot-area chart:style-name="ch3" table:cell-range-address="Sheet1.C95:Sheet1.C179 Sheet1.E95:Sheet1.E179 Sheet1.E2:Sheet1.E86" chart:data-source-has-labels="both" svg:x="0.319cm" svg:y="0.18cm" svg:width="12.394cm" svg:height="8.646cm">
          <chartooo:coordinate-region svg:x="1.258cm" svg:y="0.35cm" svg:width="11.455cm" svg:height="7.431cm"/>
          <chart:axis chart:dimension="x" chart:name="primary-x" chart:style-name="ch4" chartooo:axis-type="auto">
            <chartooo:date-scale/>
            <chart:categories table:cell-range-address="Sheet1.C95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5:Sheet1.E179" chart:label-cell-address="Sheet1.E95:Sheet1.E95" chart:class="chart:bar">
            <chart:data-point chart:repeated="85"/>
          </chart:series>
          <chart:series chart:style-name="ch8" chart:values-cell-range-address="Sheet1.E3:Sheet1.E86" chart:label-cell-address="Sheet1.E2:Sheet1.E2" chart:class="chart:bar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e 
Victoire</text:p>
                <draw:g>
                  <svg:desc>Sheet1.E95:Sheet1.E95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ur</text:p>
                <draw:g>
                  <svg:desc>Sheet1.C95:Sheet1.C179</svg:desc>
                </draw:g>
              </table:table-cell>
              <table:table-cell office:value-type="float" office:value="NaN">
                <text:p>NaN</text:p>
                <draw:g>
                  <svg:desc>Sheet1.E95:Sheet1.E179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column-mapping="0 2 1" chart:style-name="ch1">
        <chart:legend svg:x="0cm" svg:y="0cm" style:legend-expansion="custom" chartooo:width="15.982cm" chartooo:height="9.005cm" style:legend-expansion-aspect-ratio="1.77479178234314" chart:style-name="ch2"/>
        <chart:plot-area chart:style-name="ch3" table:cell-range-address="Sheet1.C96:Sheet1.C179 Sheet1.E96:Sheet1.E179 Sheet1.I96:Sheet1.I179 Sheet1.G96:Sheet1.G179" chart:data-source-has-labels="column" svg:x="0.319cm" svg:y="0.18cm" svg:width="15.344cm" svg:height="8.645cm">
          <chartooo:coordinate-region svg:x="1.231cm" svg:y="0.379cm" svg:width="14.432cm" svg:height="7.654cm"/>
          <chart:axis chart:dimension="x" chart:name="primary-x" chart:style-name="ch4" chartooo:axis-type="auto">
            <chartooo:date-scale/>
            <chart:categories table:cell-range-address="Sheet1.C96:Sheet1.C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6:Sheet1.E179" chart:class="chart:bar">
            <chart:data-point chart:repeated="84"/>
          </chart:series>
          <chart:series chart:style-name="ch8" chart:values-cell-range-address="Sheet1.I96:Sheet1.I179" chart:class="chart:bar">
            <chart:data-point chart:repeated="84"/>
          </chart:series>
          <chart:series chart:style-name="ch9" chart:values-cell-range-address="Sheet1.G96:Sheet1.G179" chart:class="chart:bar"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96:Sheet1.C179</svg:desc>
                </draw:g>
              </table:table-cell>
              <table:table-cell office:value-type="float" office:value="0">
                <text:p>0</text:p>
                <draw:g>
                  <svg:desc>Sheet1.E96:Sheet1.E179</svg:desc>
                </draw:g>
              </table:table-cell>
              <table:table-cell office:value-type="float" office:value="0">
                <text:p>0</text:p>
                <draw:g>
                  <svg:desc>Sheet1.I96:Sheet1.I179</svg:desc>
                </draw:g>
              </table:table-cell>
              <table:table-cell office:value-type="float" office:value="0">
                <text:p>0</text:p>
                <draw:g>
                  <svg:desc>Sheet1.G96:Sheet1.G179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">
                <text:p>0.002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3">
                <text:p>0.083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43">
                <text:p>0.14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6">
                <text:p>0.16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08" number:language="fr" number:country="FR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108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08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010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20108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2010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exponential"/>
      <style:graphic-properties svg:stroke-color="#004586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4cm" svg:height="7.355cm" xlink:href=".." xlink:type="simple" chart:class="chart:line" chart:column-mapping="0" chart:style-name="ch1">
        <chart:legend chart:legend-position="end" svg:x="8.286cm" svg:y="1.537cm" style:legend-expansion="high" chart:style-name="ch2"/>
        <chart:plot-area chart:style-name="ch3" table:cell-range-address="Sheet2.G8:Sheet2.G8 Sheet2.B3:Sheet2.B7 Sheet2.D2:Sheet2.E7 Sheet2.C2:Sheet2.C5" chart:data-source-has-labels="both" svg:x="0.25cm" svg:y="0.147cm" svg:width="7.786cm" svg:height="7.061cm">
          <chartooo:coordinate-region svg:x="1.506cm" svg:y="0.346cm" svg:width="6.436cm" svg:height="6.215cm"/>
          <chart:axis chart:dimension="x" chart:name="primary-x" chart:style-name="ch4" chartooo:axis-type="auto">
            <chartooo:date-scale/>
            <chart:categories table:cell-range-address="Sheet2.B3:Sheet2.B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D3:Sheet2.D7" chart:label-cell-address="Sheet2.D2:Sheet2.D2" chart:class="chart:line">
            <chart:regression-curve chart:style-name="ch9"/>
            <chart:data-point chart:repeated="5"/>
          </chart:series>
          <chart:series chart:attached-axis="primary-y" chart:style-name="ch10" chart:values-cell-range-address="Sheet2.E3:Sheet2.E7" chart:label-cell-address="Sheet2.E2:Sheet2.E2" chart:class="chart:line">
            <chart:regression-curve chart:style-name="ch11"/>
            <chart:data-point chart:style-name="ch12"/>
            <chart:data-point/>
            <chart:data-point chart:style-name="ch12"/>
            <chart:data-point chart:repeated="2"/>
          </chart:series>
          <chart:series chart:attached-axis="primary-y" chart:style-name="ch13" chart:values-cell-range-address="Sheet2.C3:Sheet2.C5" chart:label-cell-address="Sheet2.C2:Sheet2.C2" chart:class="chart:line">
            <chart:regression-curve chart:style-name="ch14"/>
            <chart:data-point chart:repeated="2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rox_nbGrille1</text:p>
                <draw:g>
                  <svg:desc>Sheet2.D2:Sheet2.D2</svg:desc>
                </draw:g>
              </table:table-cell>
              <table:table-cell office:value-type="string">
                <text:p>approx_nbGrille2</text:p>
                <draw:g>
                  <svg:desc>Sheet2.E2:Sheet2.E2</svg:desc>
                </draw:g>
              </table:table-cell>
              <table:table-cell office:value-type="string">
                <text:p>pos_des_bateaux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B3:Sheet2.B7</svg:desc>
                </draw:g>
              </table:table-cell>
              <table:table-cell office:value-type="float" office:value="180">
                <text:p>180</text:p>
                <draw:g>
                  <svg:desc>Sheet2.D3:Sheet2.D7</svg:desc>
                </draw:g>
              </table:table-cell>
              <table:table-cell office:value-type="float" office:value="180">
                <text:p>180</text:p>
                <draw:g>
                  <svg:desc>Sheet2.E3:Sheet2.E7</svg:desc>
                </draw:g>
              </table:table-cell>
              <table:table-cell office:value-type="float" office:value="180">
                <text:p>180</text:p>
                <draw:g>
                  <svg:desc>Sheet2.C3:Sheet2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800">
                <text:p>28800</text:p>
              </table:table-cell>
              <table:table-cell office:value-type="float" office:value="27360">
                <text:p>27360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08000">
                <text:p>4608000</text:p>
              </table:table-cell>
              <table:table-cell office:value-type="float" office:value="3753000">
                <text:p>3753000</text:p>
              </table:table-cell>
              <table:table-cell office:value-type="float" office:value="3848040">
                <text:p>38480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5120000">
                <text:p>645120000</text:p>
              </table:table-cell>
              <table:table-cell office:value-type="float" office:value="389232000">
                <text:p>38923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414400000">
                <text:p>77414400000</text:p>
              </table:table-cell>
              <table:table-cell office:value-type="float" office:value="29456161920">
                <text:p>294561619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15cm" svg:height="9.004cm" xlink:href=".." xlink:type="simple" chart:class="chart:line" chart:column-mapping="0" chart:style-name="ch1">
        <chart:legend chart:legend-position="end" svg:x="8.869cm" svg:y="3.456cm" style:legend-expansion="high" chart:style-name="ch2"/>
        <chart:plot-area chart:style-name="ch3" table:cell-range-address="Sheet2.G11:Sheet2.G11 Sheet2.B3:Sheet2.B7 Sheet2.F2:Sheet2.G7" chart:data-source-has-labels="both" svg:x="0.25cm" svg:y="0.18cm" svg:width="8.369cm" svg:height="8.644cm">
          <chartooo:coordinate-region svg:x="1.612cm" svg:y="0.379cm" svg:width="6.913cm" svg:height="7.798cm"/>
          <chart:axis chart:dimension="x" chart:name="primary-x" chart:style-name="ch4" chartooo:axis-type="auto">
            <chartooo:date-scale/>
            <chart:categories table:cell-range-address="Sheet2.B3:Sheet2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3:Sheet2.F7" chart:label-cell-address="Sheet2.F2:Sheet2.F2" chart:class="chart:line">
            <chart:regression-curve chart:style-name="ch8"/>
            <chart:data-point chart:repeated="5"/>
          </chart:series>
          <chart:series chart:style-name="ch9" chart:values-cell-range-address="Sheet2.G3:Sheet2.G7" chart:label-cell-address="Sheet2.G2:Sheet2.G2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c d</text:p>
                <draw:g>
                  <svg:desc>Sheet2.F2:Sheet2.F2</svg:desc>
                </draw:g>
              </table:table-cell>
              <table:table-cell office:value-type="string">
                <text:p>diff c e</text:p>
                <draw:g>
                  <svg:desc>Sheet2.G2:Sheet2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B3:Sheet2.B7</svg:desc>
                </draw:g>
              </table:table-cell>
              <table:table-cell office:value-type="float" office:value="0">
                <text:p>0</text:p>
                <draw:g>
                  <svg:desc>Sheet2.F3:Sheet2.F7</svg:desc>
                </draw:g>
              </table:table-cell>
              <table:table-cell office:value-type="float" office:value="0">
                <text:p>0</text:p>
                <draw:g>
                  <svg:desc>Sheet2.G3:Sheet2.G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64">
                <text:p>1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9960">
                <text:p>759960</text:p>
              </table:table-cell>
              <table:table-cell office:value-type="float" office:value="95040">
                <text:p>950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